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194in" fo:margin-left="0.0083in" fo:margin-top="0in" fo:margin-bottom="0in" table:align="left" style:writing-mode="lr-tb"/>
    </style:style>
    <style:style style:name="Table1.A" style:family="table-column">
      <style:table-column-properties style:column-width="3.1097in"/>
    </style:style>
    <style:style style:name="Table1.B" style:family="table-column">
      <style:table-column-properties style:column-width="3.109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paragraph-properties fo:margin-top="0in" fo:margin-bottom="0in" fo:line-height="0.139in" fo:orphans="0" fo:widows="0"/>
      <style:text-properties style:font-name="Times New Roman" fo:font-size="10pt" style:font-size-asian="10pt" style:font-size-complex="10pt"/>
    </style:style>
    <style:style style:name="P2" style:family="paragraph" style:parent-style-name="Standard">
      <style:paragraph-properties fo:margin-top="0in" fo:margin-bottom="0in" fo:line-height="0.1528in" fo:orphans="0" fo:widows="0"/>
      <style:text-properties style:font-name="Times New Roman"/>
    </style:style>
    <style:style style:name="P3" style:family="paragraph" style:parent-style-name="Standard">
      <style:paragraph-properties fo:margin-top="0in" fo:margin-bottom="0in" fo:line-height="0.139in" fo:orphans="0" fo:widows="0"/>
    </style:style>
    <style:style style:name="P4" style:family="paragraph" style:parent-style-name="Standard" style:master-page-name="Standard">
      <style:paragraph-properties fo:margin-left="0.3335in" fo:margin-right="-0.0138in" fo:margin-top="0.0035in" fo:margin-bottom="0in" fo:line-height="100%" fo:orphans="0" fo:widows="0" fo:text-indent="-0.25in" style:auto-text-indent="false" style:page-number="auto"/>
    </style:style>
    <style:style style:name="P5" style:family="paragraph" style:parent-style-name="Standard">
      <style:paragraph-properties fo:margin-left="0in" fo:margin-right="-0.0138in" fo:margin-top="0in" fo:margin-bottom="0in" fo:line-height="100%" fo:orphans="0" fo:widows="0" fo:text-indent="0in" style:auto-text-indent="false"/>
    </style:style>
    <style:style style:name="P6" style:family="paragraph" style:parent-style-name="Standard" style:list-style-name="WWNum1">
      <style:paragraph-properties fo:margin-left="0in" fo:margin-right="-0.0138in" fo:margin-top="0in" fo:margin-bottom="0in" fo:line-height="100%" fo:orphans="0" fo:widows="0" fo:text-indent="0in" style:auto-text-indent="false"/>
    </style:style>
    <style:style style:name="P7" style:family="paragraph" style:parent-style-name="Standard" style:list-style-name="WWNum3">
      <style:paragraph-properties fo:margin-left="0in" fo:margin-right="-0.0138in" fo:margin-top="0in" fo:margin-bottom="0in" fo:line-height="100%" fo:orphans="0" fo:widows="0" fo:text-indent="0in" style:auto-text-indent="false"/>
    </style:style>
    <style:style style:name="P8" style:family="paragraph" style:parent-style-name="Standard" style:list-style-name="WWNum2">
      <style:paragraph-properties fo:margin-left="0in" fo:margin-right="-0.0138in" fo:margin-top="0in" fo:margin-bottom="0in" fo:line-height="100%" fo:orphans="0" fo:widows="0" fo:text-indent="0in" style:auto-text-indent="false"/>
    </style:style>
    <style:style style:name="P9" style:family="paragraph" style:parent-style-name="Standard" style:list-style-name="WWNum4">
      <style:paragraph-properties fo:margin-left="0in" fo:margin-right="-0.0138in" fo:margin-top="0in" fo:margin-bottom="0in" fo:line-height="100%" fo:orphans="0" fo:widows="0" fo:text-indent="0in" style:auto-text-indent="false"/>
    </style:style>
    <style:style style:name="P10" style:family="paragraph" style:parent-style-name="Standard" style:list-style-name="WWNum6">
      <style:paragraph-properties fo:margin-left="0in" fo:margin-right="-0.0138in" fo:margin-top="0in" fo:margin-bottom="0in" fo:line-height="100%" fo:orphans="0" fo:widows="0" fo:text-indent="0in" style:auto-text-indent="false"/>
    </style:style>
    <style:style style:name="P11" style:family="paragraph" style:parent-style-name="Standard" style:list-style-name="WWNum1">
      <style:paragraph-properties fo:margin-left="0in" fo:margin-right="-0.0138in" fo:margin-top="0in" fo:margin-bottom="0in" fo:line-height="0.1898in" fo:orphans="0" fo:widows="0" fo:text-indent="0in" style:auto-text-indent="false"/>
    </style:style>
    <style:style style:name="P12" style:family="paragraph" style:parent-style-name="Standard">
      <style:paragraph-properties fo:margin-left="0in" fo:margin-right="-0.0138in" fo:margin-top="0in" fo:margin-bottom="0in" fo:line-height="0.189in" fo:orphans="0" fo:widows="0" fo:text-indent="0in" style:auto-text-indent="false"/>
    </style:style>
    <style:style style:name="P13" style:family="paragraph" style:parent-style-name="Standard">
      <style:paragraph-properties fo:margin-left="0in" fo:margin-right="-0.0138in" fo:margin-top="0.0035in" fo:margin-bottom="0in" fo:line-height="100%" fo:text-align="center" style:justify-single-word="false" fo:orphans="0" fo:widows="0" fo:text-indent="0in" style:auto-text-indent="false"/>
      <style:text-properties style:font-name="Times New Roman" fo:font-size="26pt" style:font-size-asian="26pt" style:font-size-complex="26pt" style:text-scale="99%"/>
    </style:style>
    <style:style style:name="P14" style:family="paragraph" style:parent-style-name="Standard">
      <style:paragraph-properties fo:margin-left="0in" fo:margin-right="-0.0138in" fo:margin-top="0.0035in" fo:margin-bottom="0in" fo:line-height="100%" fo:orphans="0" fo:widows="0" fo:text-indent="0in" style:auto-text-indent="false"/>
      <style:text-properties style:font-name="Times New Roman" fo:font-size="12pt" style:font-size-asian="12pt" style:font-size-complex="12pt" style:text-scale="99%"/>
    </style:style>
    <style:style style:name="P15" style:family="paragraph" style:parent-style-name="Standard">
      <style:paragraph-properties fo:margin-left="0in" fo:margin-right="-0.0138in" fo:margin-top="0.0035in" fo:margin-bottom="0in" fo:line-height="100%" fo:text-align="center" style:justify-single-word="false" fo:orphans="0" fo:widows="0" fo:text-indent="0in" style:auto-text-indent="false"/>
    </style:style>
    <style:style style:name="P16" style:family="paragraph" style:parent-style-name="Standard">
      <style:paragraph-properties fo:margin-left="0in" fo:margin-right="-0.0138in" fo:margin-top="0.0035in" fo:margin-bottom="0in" fo:line-height="100%" fo:orphans="0" fo:widows="0" fo:text-indent="0in" style:auto-text-indent="false"/>
    </style:style>
    <style:style style:name="P17" style:family="paragraph" style:parent-style-name="Standard" style:list-style-name="WWNum1">
      <style:paragraph-properties fo:margin-left="0in" fo:margin-right="-0.0138in" fo:margin-top="0.0035in" fo:margin-bottom="0in" fo:line-height="100%" fo:orphans="0" fo:widows="0" fo:text-indent="0in" style:auto-text-indent="false"/>
    </style:style>
    <style:style style:name="P18" style:family="paragraph" style:parent-style-name="Standard">
      <style:paragraph-properties fo:margin-left="0in" fo:margin-right="-0.0138in" fo:margin-top="0.0035in" fo:margin-bottom="0in" fo:line-height="100%" fo:orphans="0" fo:widows="0" fo:text-indent="0in" style:auto-text-indent="false"/>
      <style:text-properties style:text-position="-58% 100%" style:font-name="Arial1" fo:font-size="12pt" style:font-size-asian="12pt" style:font-name-complex="Arial2" style:font-size-complex="12pt" style:text-scale="106%"/>
    </style:style>
    <style:style style:name="P19" style:family="paragraph" style:parent-style-name="Standard">
      <style:paragraph-properties fo:margin-left="0in" fo:margin-right="-0.0138in" fo:margin-top="0.0035in" fo:margin-bottom="0in" fo:line-height="100%" fo:orphans="0" fo:widows="0" fo:text-indent="0in" style:auto-text-indent="false" fo:break-before="page"/>
    </style:style>
    <style:style style:name="P20" style:family="paragraph" style:parent-style-name="Standard">
      <style:paragraph-properties fo:margin-left="0in" fo:margin-right="-0.0138in" fo:margin-top="0.0126in" fo:margin-bottom="0in" fo:line-height="100%" fo:orphans="0" fo:widows="0" fo:text-indent="0in" style:auto-text-indent="false">
        <style:tab-stops>
          <style:tab-stop style:position="0.5835in"/>
        </style:tab-stops>
      </style:paragraph-properties>
    </style:style>
    <style:style style:name="P21" style:family="paragraph" style:parent-style-name="Standard">
      <style:paragraph-properties fo:margin-left="0in" fo:margin-right="-0.0138in" fo:margin-top="0.0161in" fo:margin-bottom="0in" fo:line-height="100%" fo:orphans="0" fo:widows="0" fo:text-indent="0in" style:auto-text-indent="false">
        <style:tab-stops>
          <style:tab-stop style:position="0.5835in"/>
        </style:tab-stops>
      </style:paragraph-properties>
    </style:style>
    <style:style style:name="P22" style:family="paragraph" style:parent-style-name="Standard" style:list-style-name="WWNum8">
      <style:paragraph-properties fo:margin-left="0in" fo:margin-right="-0.0138in" fo:margin-top="0.0161in" fo:margin-bottom="0in" fo:line-height="100%" fo:orphans="0" fo:widows="0" fo:text-indent="0in" style:auto-text-indent="false">
        <style:tab-stops>
          <style:tab-stop style:position="0.5835in"/>
        </style:tab-stops>
      </style:paragraph-properties>
    </style:style>
    <style:style style:name="P23" style:family="paragraph" style:parent-style-name="Standard">
      <style:paragraph-properties fo:margin-left="0.5in" fo:margin-right="-0.0138in" fo:margin-top="0in" fo:margin-bottom="0in" fo:line-height="100%" fo:orphans="0" fo:widows="0" fo:text-indent="0in" style:auto-text-indent="false"/>
    </style:style>
    <style:style style:name="P24" style:family="paragraph" style:parent-style-name="Standard">
      <style:paragraph-properties fo:margin-left="0.5in" fo:margin-right="-0.0138in" fo:margin-top="0in" fo:margin-bottom="0in" fo:line-height="0.1898in" fo:orphans="0" fo:widows="0" fo:text-indent="0in" style:auto-text-indent="false"/>
    </style:style>
    <style:style style:name="P25" style:family="paragraph" style:parent-style-name="Standard">
      <style:paragraph-properties fo:margin-left="0.5in" fo:margin-right="-0.0138in" fo:margin-top="0in" fo:margin-bottom="0in" fo:line-height="0.1902in" fo:orphans="0" fo:widows="0" fo:text-indent="0in" style:auto-text-indent="false"/>
    </style:style>
    <style:style style:name="P26" style:family="paragraph" style:parent-style-name="Standard">
      <style:paragraph-properties fo:margin-left="0.5in" fo:margin-right="-0.0138in" fo:margin-top="0.0035in" fo:margin-bottom="0in" fo:line-height="100%" fo:orphans="0" fo:widows="0" fo:text-indent="0in" style:auto-text-indent="false"/>
    </style:style>
    <style:style style:name="P27" style:family="paragraph" style:parent-style-name="Standard">
      <style:paragraph-properties fo:margin-left="0.0835in" fo:margin-right="-0.0138in" fo:margin-top="0in" fo:margin-bottom="0in" fo:line-height="100%" fo:orphans="0" fo:widows="0" fo:text-indent="0in" style:auto-text-indent="false"/>
    </style:style>
    <style:style style:name="P28" style:family="paragraph" style:parent-style-name="Standard">
      <style:paragraph-properties fo:margin-left="0.0835in" fo:margin-right="-0.0138in" fo:margin-top="0in" fo:margin-bottom="0in" fo:line-height="0.1909in" fo:orphans="0" fo:widows="0" fo:text-indent="0in" style:auto-text-indent="false"/>
    </style:style>
    <style:style style:name="P29" style:family="paragraph" style:parent-style-name="Standard">
      <style:paragraph-properties fo:margin-left="0.0835in" fo:margin-right="-0.0138in" fo:margin-top="0in" fo:margin-bottom="0in" fo:line-height="100%" fo:orphans="0" fo:widows="0" fo:text-indent="0in" style:auto-text-indent="false"/>
      <style:text-properties style:font-name="Times New Roman" fo:font-size="12pt" fo:font-style="italic" fo:font-weight="bold" style:font-size-asian="12pt" style:font-style-asian="italic" style:font-weight-asian="bold" style:font-size-complex="12pt" style:text-scale="99%"/>
    </style:style>
    <style:style style:name="P30" style:family="paragraph" style:parent-style-name="Standard">
      <style:paragraph-properties fo:margin-left="0.0835in" fo:margin-right="-0.0138in" fo:margin-top="0in" fo:margin-bottom="0in" fo:line-height="0.189in" fo:orphans="0" fo:widows="0" fo:text-indent="0in" style:auto-text-indent="false"/>
      <style:text-properties style:font-name="Times New Roman" fo:font-size="12pt" fo:letter-spacing="0.0008in" style:font-size-asian="12pt" style:font-size-complex="12pt"/>
    </style:style>
    <style:style style:name="P31" style:family="paragraph" style:parent-style-name="Standard">
      <style:paragraph-properties fo:margin-left="0.0835in" fo:margin-right="-0.0138in" fo:margin-top="0in" fo:margin-bottom="0in" fo:line-height="0.189in" fo:orphans="0" fo:widows="0" fo:text-indent="0in" style:auto-text-indent="false"/>
      <style:text-properties style:font-name="Times New Roman" fo:font-size="12pt" style:font-size-asian="12pt" style:font-size-complex="12pt" style:text-scale="99%"/>
    </style:style>
    <style:style style:name="P32" style:family="paragraph" style:parent-style-name="Standard">
      <style:paragraph-properties fo:margin-left="0.0835in" fo:margin-right="-0.0138in" fo:margin-top="0in" fo:margin-bottom="0in" fo:line-height="0.1898in" fo:orphans="0" fo:widows="0" fo:text-indent="0in" style:auto-text-indent="false"/>
    </style:style>
    <style:style style:name="P33" style:family="paragraph" style:parent-style-name="Standard">
      <style:paragraph-properties fo:margin-left="0.0835in" fo:margin-right="-0.0138in" fo:margin-top="0in" fo:margin-bottom="0in" fo:line-height="0.1902in" fo:orphans="0" fo:widows="0" fo:text-indent="0in" style:auto-text-indent="false"/>
    </style:style>
    <style:style style:name="P34" style:family="paragraph" style:parent-style-name="Standard">
      <style:paragraph-properties fo:margin-left="0.0835in" fo:margin-right="-0.0138in" fo:margin-top="0in" fo:margin-bottom="0in" fo:line-height="0.189in" fo:orphans="0" fo:widows="0" fo:text-indent="0in" style:auto-text-indent="false"/>
    </style:style>
    <style:style style:name="P35" style:family="paragraph" style:parent-style-name="Standard">
      <style:paragraph-properties fo:margin-left="0.0835in" fo:margin-right="-0.0138in" fo:margin-top="0.0126in" fo:margin-bottom="0in" fo:line-height="100%" fo:orphans="0" fo:widows="0" fo:text-indent="0in" style:auto-text-indent="false"/>
    </style:style>
    <style:style style:name="P36" style:family="paragraph" style:parent-style-name="Standard">
      <style:paragraph-properties fo:margin-left="0.0835in" fo:margin-right="-0.0138in" fo:margin-top="0.0126in" fo:margin-bottom="0in" fo:line-height="100%" fo:orphans="0" fo:widows="0" fo:text-indent="0in" style:auto-text-indent="false"/>
      <style:text-properties style:font-name="Arial1" fo:font-size="12pt" style:font-size-asian="12pt" style:font-name-complex="Arial2" style:font-size-complex="12pt"/>
    </style:style>
    <style:style style:name="P37" style:family="paragraph" style:parent-style-name="Standard">
      <style:paragraph-properties fo:margin-left="0.0835in" fo:margin-right="-0.0138in" fo:margin-top="0.0098in" fo:margin-bottom="0in" fo:line-height="100%" fo:orphans="0" fo:widows="0" fo:text-indent="0in" style:auto-text-indent="false"/>
    </style:style>
    <style:style style:name="P38" style:family="paragraph" style:parent-style-name="Standard">
      <style:paragraph-properties fo:margin-left="0.0835in" fo:margin-right="-0.0138in" fo:margin-top="0.0102in" fo:margin-bottom="0in" fo:line-height="100%" fo:orphans="0" fo:widows="0" fo:text-indent="0in" style:auto-text-indent="false"/>
    </style:style>
    <style:style style:name="P39" style:family="paragraph" style:parent-style-name="Standard">
      <style:paragraph-properties fo:margin-left="0.0835in" fo:margin-right="-0.0138in" fo:margin-top="0.0228in" fo:margin-bottom="0in" fo:line-height="100%" fo:orphans="0" fo:widows="0" fo:text-indent="0in" style:auto-text-indent="false"/>
    </style:style>
    <style:style style:name="P40" style:family="paragraph" style:parent-style-name="Standard">
      <style:paragraph-properties fo:margin-left="0.0835in" fo:margin-right="-0.0138in" fo:margin-top="0.0118in" fo:margin-bottom="0in" fo:line-height="100%" fo:orphans="0" fo:widows="0" fo:text-indent="0in" style:auto-text-indent="false"/>
    </style:style>
    <style:style style:name="P41" style:family="paragraph" style:parent-style-name="Standard">
      <style:paragraph-properties fo:margin-left="0.3071in" fo:margin-right="2.9209in" fo:margin-top="0.0126in" fo:margin-bottom="0in" fo:line-height="100%" fo:text-align="center" style:justify-single-word="false" fo:orphans="0" fo:widows="0" fo:text-indent="0in" style:auto-text-indent="false">
        <style:tab-stops>
          <style:tab-stop style:position="0.5555in"/>
        </style:tab-stops>
      </style:paragraph-properties>
    </style:style>
    <style:style style:name="P42" style:family="paragraph" style:parent-style-name="Standard">
      <style:paragraph-properties fo:margin-left="0.3071in" fo:margin-right="3.911in" fo:margin-top="0.0102in" fo:margin-bottom="0in" fo:line-height="100%" fo:text-align="center" style:justify-single-word="false" fo:orphans="0" fo:widows="0" fo:text-indent="0in" style:auto-text-indent="false">
        <style:tab-stops>
          <style:tab-stop style:position="0.5555in"/>
        </style:tab-stops>
      </style:paragraph-properties>
    </style:style>
    <style:style style:name="P43" style:family="paragraph" style:parent-style-name="Standard">
      <style:paragraph-properties fo:margin-left="0.3335in" fo:margin-right="-0.0138in" fo:margin-top="0in" fo:margin-bottom="0in" fo:line-height="0.1898in" fo:orphans="0" fo:widows="0" fo:text-indent="0in" style:auto-text-indent="false"/>
      <style:text-properties style:font-name="Times New Roman" fo:font-size="12pt" fo:font-style="italic" fo:font-weight="bold" style:font-size-asian="12pt" style:font-style-asian="italic" style:font-weight-asian="bold" style:font-size-complex="12pt"/>
    </style:style>
    <style:style style:name="P44" style:family="paragraph" style:parent-style-name="Standard">
      <style:paragraph-properties fo:margin-left="0.3335in" fo:margin-right="-0.0138in" fo:margin-top="0.0126in" fo:margin-bottom="0in" fo:line-height="100%" fo:orphans="0" fo:widows="0" fo:text-indent="0in" style:auto-text-indent="false">
        <style:tab-stops>
          <style:tab-stop style:position="0.5835in"/>
        </style:tab-stops>
      </style:paragraph-properties>
    </style:style>
    <style:style style:name="P45" style:family="paragraph" style:parent-style-name="Standard">
      <style:paragraph-properties fo:margin-left="0.3335in" fo:margin-right="-0.0138in" fo:margin-top="0.0102in" fo:margin-bottom="0in" fo:line-height="100%" fo:orphans="0" fo:widows="0" fo:text-indent="0in" style:auto-text-indent="false">
        <style:tab-stops>
          <style:tab-stop style:position="0.5835in"/>
        </style:tab-stops>
      </style:paragraph-properties>
    </style:style>
    <style:style style:name="P46" style:family="paragraph" style:parent-style-name="Standard">
      <style:paragraph-properties fo:margin-left="0.3335in" fo:margin-right="-0.0138in" fo:margin-top="0.0161in" fo:margin-bottom="0in" fo:line-height="100%" fo:orphans="0" fo:widows="0" fo:text-indent="0in" style:auto-text-indent="false">
        <style:tab-stops>
          <style:tab-stop style:position="0.5835in"/>
        </style:tab-stops>
      </style:paragraph-properties>
    </style:style>
    <style:style style:name="P47" style:family="paragraph" style:parent-style-name="Standard">
      <style:paragraph-properties fo:margin-left="0.5835in" fo:margin-right="0.322in" fo:margin-top="0.0146in" fo:margin-bottom="0in" fo:line-height="0.1902in" fo:orphans="0" fo:widows="0" fo:text-indent="-0.25in" style:auto-text-indent="false">
        <style:tab-stops>
          <style:tab-stop style:position="0.5835in"/>
        </style:tab-stops>
      </style:paragraph-properties>
    </style:style>
    <style:style style:name="P48" style:family="paragraph" style:parent-style-name="Standard">
      <style:paragraph-properties fo:margin-left="0.0835in" fo:margin-right="0.3354in" fo:margin-top="0.0016in" fo:margin-bottom="0in" fo:line-height="0.1917in" fo:orphans="0" fo:widows="0" fo:text-indent="0in" style:auto-text-indent="false"/>
    </style:style>
    <style:style style:name="P49" style:family="paragraph" style:parent-style-name="Standard">
      <style:paragraph-properties fo:margin-left="0.0835in" fo:margin-right="0.3354in" fo:margin-top="0.0016in" fo:margin-bottom="0in" fo:line-height="0.1917in" fo:orphans="0" fo:widows="0" fo:text-indent="0in" style:auto-text-indent="false"/>
      <style:text-properties style:font-name="Times New Roman" fo:font-size="12pt" style:font-size-asian="12pt" style:font-size-complex="12pt" style:text-scale="99%"/>
    </style:style>
    <style:style style:name="P50" style:family="paragraph" style:parent-style-name="Standard">
      <style:paragraph-properties fo:margin-left="0.0835in" fo:margin-right="0.1992in" fo:margin-top="0in" fo:margin-bottom="0in" fo:line-height="100%" fo:orphans="0" fo:widows="0" fo:text-indent="0in" style:auto-text-indent="false"/>
    </style:style>
    <style:style style:name="P51" style:family="paragraph" style:parent-style-name="Standard">
      <style:paragraph-properties fo:margin-left="0.0835in" fo:margin-right="0.4638in" fo:margin-top="0.0016in" fo:margin-bottom="0in" fo:line-height="0.1917in" fo:orphans="0" fo:widows="0" fo:text-indent="0in" style:auto-text-indent="false"/>
    </style:style>
    <style:style style:name="P52" style:family="paragraph" style:parent-style-name="Standard">
      <style:paragraph-properties fo:margin-left="0.5835in" fo:margin-right="0.0898in" fo:margin-top="0in" fo:margin-bottom="0in" fo:line-height="100%" fo:orphans="0" fo:widows="0" fo:text-indent="0in" style:auto-text-indent="false"/>
    </style:style>
    <style:style style:name="P53" style:family="paragraph" style:parent-style-name="Standard">
      <style:paragraph-properties fo:margin-left="0.5835in" fo:margin-right="0.348in" fo:margin-top="0.0138in" fo:margin-bottom="0in" fo:line-height="100%" fo:orphans="0" fo:widows="0" fo:text-indent="0in" style:auto-text-indent="false"/>
    </style:style>
    <style:style style:name="P54" style:family="paragraph" style:parent-style-name="Standard">
      <style:paragraph-properties fo:margin-top="0.0016in" fo:margin-bottom="0in" fo:line-height="0.1945in" fo:orphans="0" fo:widows="0"/>
      <style:text-properties style:font-name="Times New Roman" fo:font-size="14pt" style:font-size-asian="14pt" style:font-size-complex="14pt"/>
    </style:style>
    <style:style style:name="P55" style:family="paragraph" style:parent-style-name="Standard">
      <style:paragraph-properties fo:margin-left="0.5835in" fo:margin-right="-0.0138in" fo:margin-top="0in" fo:margin-bottom="0in" fo:line-height="0.189in" fo:orphans="0" fo:widows="0" fo:text-indent="0in" style:auto-text-indent="false"/>
      <style:text-properties style:font-name="Times New Roman" fo:font-size="12pt" fo:letter-spacing="0.0008in" style:font-size-asian="12pt" style:font-size-complex="12pt"/>
    </style:style>
    <style:style style:name="T1" style:family="text">
      <style:text-properties style:font-name="Times New Roman" fo:font-size="26pt" style:font-size-asian="26pt" style:font-size-complex="26pt" style:text-scale="99%"/>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size-asian="12pt" style:font-size-complex="12pt" style:text-scale="99%"/>
    </style:style>
    <style:style style:name="T4" style:family="text">
      <style:text-properties style:font-name="Times New Roman" fo:font-size="12pt" style:font-size-asian="12pt" style:font-size-complex="12pt" style:text-scale="112%"/>
    </style:style>
    <style:style style:name="T5" style:family="text">
      <style:text-properties style:font-name="Times New Roman" fo:font-size="12pt" style:font-size-asian="12pt" style:font-size-complex="12pt" style:text-scale="116%"/>
    </style:style>
    <style:style style:name="T6" style:family="text">
      <style:text-properties style:font-name="Times New Roman" fo:font-size="12pt" style:font-size-asian="12pt" style:font-size-complex="12pt" style:text-scale="119%"/>
    </style:style>
    <style:style style:name="T7" style:family="text">
      <style:text-properties style:font-name="Times New Roman" fo:font-size="12pt" style:font-size-asian="12pt" style:font-size-complex="12pt" style:text-scale="87%"/>
    </style:style>
    <style:style style:name="T8" style:family="text">
      <style:text-properties style:font-name="Times New Roman" fo:font-size="12pt" style:font-size-asian="12pt" style:font-size-complex="12pt" style:text-scale="110%"/>
    </style:style>
    <style:style style:name="T9" style:family="text">
      <style:text-properties style:font-name="Times New Roman" fo:font-size="12pt" style:font-size-asian="12pt" style:font-size-complex="12pt" style:text-scale="96%"/>
    </style:style>
    <style:style style:name="T10" style:family="text">
      <style:text-properties style:font-name="Times New Roman" fo:font-size="12pt" style:font-size-asian="12pt" style:font-size-complex="12pt" style:text-scale="109%"/>
    </style:style>
    <style:style style:name="T11" style:family="text">
      <style:text-properties style:font-name="Times New Roman" fo:font-size="12pt" fo:letter-spacing="-0.0008in" style:font-size-asian="12pt" style:font-size-complex="12pt"/>
    </style:style>
    <style:style style:name="T12" style:family="text">
      <style:text-properties style:font-name="Times New Roman" fo:font-size="12pt" fo:letter-spacing="-0.0008in" style:font-size-asian="12pt" style:font-size-complex="12pt" style:text-scale="99%"/>
    </style:style>
    <style:style style:name="T13" style:family="text">
      <style:text-properties style:font-name="Times New Roman" fo:font-size="12pt" fo:letter-spacing="-0.0008in" style:font-size-asian="12pt" style:font-size-complex="12pt" style:text-scale="110%"/>
    </style:style>
    <style:style style:name="T14" style:family="text">
      <style:text-properties style:font-name="Times New Roman" fo:font-size="12pt" fo:letter-spacing="-0.0008in" style:font-size-asian="12pt" style:font-size-complex="12pt" style:text-scale="88%"/>
    </style:style>
    <style:style style:name="T15" style:family="text">
      <style:text-properties style:font-name="Times New Roman" fo:font-size="12pt" fo:letter-spacing="-0.0008in" style:font-size-asian="12pt" style:font-size-complex="12pt" style:text-scale="96%"/>
    </style:style>
    <style:style style:name="T16" style:family="text">
      <style:text-properties style:font-name="Times New Roman" fo:font-size="12pt" fo:letter-spacing="-0.0008in" fo:font-style="italic" fo:font-weight="bold" style:font-size-asian="12pt" style:font-style-asian="italic" style:font-weight-asian="bold" style:font-size-complex="12pt"/>
    </style:style>
    <style:style style:name="T17" style:family="text">
      <style:text-properties style:font-name="Times New Roman" fo:font-size="12pt" fo:letter-spacing="0.0008in" style:font-size-asian="12pt" style:font-size-complex="12pt"/>
    </style:style>
    <style:style style:name="T18" style:family="text">
      <style:text-properties style:font-name="Times New Roman" fo:font-size="12pt" fo:letter-spacing="0.0008in" style:font-size-asian="12pt" style:font-size-complex="12pt" style:text-scale="110%"/>
    </style:style>
    <style:style style:name="T19" style:family="text">
      <style:text-properties style:font-name="Times New Roman" fo:font-size="12pt" fo:letter-spacing="0.0008in" style:font-size-asian="12pt" style:font-size-complex="12pt" style:text-scale="99%"/>
    </style:style>
    <style:style style:name="T20" style:family="text">
      <style:text-properties style:font-name="Times New Roman" fo:font-size="12pt" fo:letter-spacing="0.0008in" style:font-size-asian="12pt" style:font-size-complex="12pt" style:text-scale="154%"/>
    </style:style>
    <style:style style:name="T21" style:family="text">
      <style:text-properties style:font-name="Times New Roman" fo:font-size="12pt" fo:letter-spacing="0.0008in" style:font-size-asian="12pt" style:font-size-complex="12pt" style:text-scale="92%"/>
    </style:style>
    <style:style style:name="T22" style:family="text">
      <style:text-properties style:font-name="Times New Roman" fo:font-size="12pt" fo:letter-spacing="0.0008in" style:font-size-asian="12pt" style:font-size-complex="12pt" style:text-scale="108%"/>
    </style:style>
    <style:style style:name="T23" style:family="text">
      <style:text-properties style:font-name="Times New Roman" fo:font-size="12pt" fo:letter-spacing="0.0028in" style:font-size-asian="12pt" style:font-size-complex="12pt"/>
    </style:style>
    <style:style style:name="T24" style:family="text">
      <style:text-properties style:font-name="Times New Roman" fo:font-size="12pt" fo:letter-spacing="0.0063in" style:font-size-asian="12pt" style:font-size-complex="12pt"/>
    </style:style>
    <style:style style:name="T25" style:family="text">
      <style:text-properties style:font-name="Times New Roman" fo:font-size="12pt" fo:letter-spacing="0.0146in" style:font-size-asian="12pt" style:font-size-complex="12pt"/>
    </style:style>
    <style:style style:name="T26" style:family="text">
      <style:text-properties style:font-name="Times New Roman" fo:font-size="12pt" fo:letter-spacing="-0.0016in" style:font-size-asian="12pt" style:font-size-complex="12pt"/>
    </style:style>
    <style:style style:name="T27" style:family="text">
      <style:text-properties style:font-name="Times New Roman" fo:font-size="12pt" fo:letter-spacing="-0.0016in" style:font-size-asian="12pt" style:font-size-complex="12pt" style:text-scale="99%"/>
    </style:style>
    <style:style style:name="T28" style:family="text">
      <style:text-properties style:font-name="Times New Roman" fo:font-size="12pt" fo:letter-spacing="0.0071in" style:font-size-asian="12pt" style:font-size-complex="12pt"/>
    </style:style>
    <style:style style:name="T29" style:family="text">
      <style:text-properties style:font-name="Times New Roman" fo:font-size="12pt" fo:letter-spacing="0.002in" style:font-size-asian="12pt" style:font-size-complex="12pt"/>
    </style:style>
    <style:style style:name="T30" style:family="text">
      <style:text-properties style:font-name="Times New Roman" fo:font-size="12pt" fo:letter-spacing="0.002in" style:font-size-asian="12pt" style:font-size-complex="12pt" style:text-scale="99%"/>
    </style:style>
    <style:style style:name="T31" style:family="text">
      <style:text-properties style:font-name="Times New Roman" fo:font-size="12pt" fo:letter-spacing="0.002in" style:font-size-asian="12pt" style:font-size-complex="12pt" style:text-scale="96%"/>
    </style:style>
    <style:style style:name="T32" style:family="text">
      <style:text-properties style:font-name="Times New Roman" fo:font-size="12pt" fo:letter-spacing="0.002in" fo:font-style="italic" fo:font-weight="bold" style:font-size-asian="12pt" style:font-style-asian="italic" style:font-weight-asian="bold" style:font-size-complex="12pt"/>
    </style:style>
    <style:style style:name="T33" style:family="text">
      <style:text-properties style:font-name="Times New Roman" fo:font-size="12pt" fo:letter-spacing="-0.0043in" style:font-size-asian="12pt" style:font-size-complex="12pt"/>
    </style:style>
    <style:style style:name="T34" style:family="text">
      <style:text-properties style:font-name="Times New Roman" fo:font-size="12pt" fo:letter-spacing="0.0126in" style:font-size-asian="12pt" style:font-size-complex="12pt"/>
    </style:style>
    <style:style style:name="T35" style:family="text">
      <style:text-properties style:font-name="Times New Roman" fo:font-size="12pt" fo:letter-spacing="0.0035in" style:font-size-asian="12pt" style:font-size-complex="12pt"/>
    </style:style>
    <style:style style:name="T36" style:family="text">
      <style:text-properties style:font-name="Times New Roman" fo:font-size="12pt" fo:letter-spacing="0.0035in" style:font-size-asian="12pt" style:font-size-complex="12pt" style:text-scale="96%"/>
    </style:style>
    <style:style style:name="T37" style:family="text">
      <style:text-properties style:font-name="Times New Roman" fo:font-size="12pt" fo:letter-spacing="0.0118in" style:font-size-asian="12pt" style:font-size-complex="12pt"/>
    </style:style>
    <style:style style:name="T38" style:family="text">
      <style:text-properties style:font-name="Times New Roman" fo:font-size="12pt" fo:letter-spacing="0.0236in" style:font-size-asian="12pt" style:font-size-complex="12pt"/>
    </style:style>
    <style:style style:name="T39" style:family="text">
      <style:text-properties style:font-name="Times New Roman" fo:font-size="12pt" fo:letter-spacing="0.0055in" style:font-size-asian="12pt" style:font-size-complex="12pt"/>
    </style:style>
    <style:style style:name="T40" style:family="text">
      <style:text-properties style:font-name="Times New Roman" fo:font-size="12pt" fo:letter-spacing="-0.002in" style:font-size-asian="12pt" style:font-size-complex="12pt"/>
    </style:style>
    <style:style style:name="T41" style:family="text">
      <style:text-properties style:font-name="Times New Roman" fo:font-size="12pt" fo:letter-spacing="-0.002in" style:font-size-asian="12pt" style:font-size-complex="12pt" style:text-scale="99%"/>
    </style:style>
    <style:style style:name="T42" style:family="text">
      <style:text-properties style:font-name="Times New Roman" fo:font-size="12pt" fo:letter-spacing="0.0016in" style:font-size-asian="12pt" style:font-size-complex="12pt"/>
    </style:style>
    <style:style style:name="T43" style:family="text">
      <style:text-properties style:font-name="Times New Roman" fo:font-size="12pt" fo:letter-spacing="0.0228in" style:font-size-asian="12pt" style:font-size-complex="12pt"/>
    </style:style>
    <style:style style:name="T44" style:family="text">
      <style:text-properties style:font-name="Times New Roman" fo:font-size="12pt" fo:letter-spacing="0.0075in" style:font-size-asian="12pt" style:font-size-complex="12pt"/>
    </style:style>
    <style:style style:name="T45" style:family="text">
      <style:text-properties style:font-name="Times New Roman" fo:font-size="12pt" fo:letter-spacing="0.0154in" style:font-size-asian="12pt" style:font-size-complex="12pt"/>
    </style:style>
    <style:style style:name="T46" style:family="text">
      <style:text-properties style:font-name="Times New Roman" fo:font-size="12pt" fo:letter-spacing="0.022in" style:font-size-asian="12pt" style:font-size-complex="12pt"/>
    </style:style>
    <style:style style:name="T47" style:family="text">
      <style:text-properties style:font-name="Times New Roman" fo:font-size="12pt" fo:letter-spacing="0.0098in" style:font-size-asian="12pt" style:font-size-complex="12pt"/>
    </style:style>
    <style:style style:name="T48" style:family="text">
      <style:text-properties style:font-name="Times New Roman" fo:font-size="12pt" fo:letter-spacing="0.0161in" style:font-size-asian="12pt" style:font-size-complex="12pt"/>
    </style:style>
    <style:style style:name="T49" style:family="text">
      <style:text-properties style:font-name="Times New Roman" fo:font-size="12pt" fo:letter-spacing="0.0047in" style:font-size-asian="12pt" style:font-size-complex="12pt"/>
    </style:style>
    <style:style style:name="T50" style:family="text">
      <style:text-properties style:font-name="Times New Roman" fo:font-size="12pt" fo:letter-spacing="0.0217in" style:font-size-asian="12pt" style:font-size-complex="12pt"/>
    </style:style>
    <style:style style:name="T51" style:family="text">
      <style:text-properties style:font-name="Times New Roman" fo:font-size="12pt" fo:font-style="italic" fo:font-weight="bold" style:font-size-asian="12pt" style:font-style-asian="italic" style:font-weight-asian="bold" style:font-size-complex="12pt"/>
    </style:style>
    <style:style style:name="T52" style:family="text">
      <style:text-properties style:font-name="Times New Roman" fo:font-size="12pt" fo:font-style="italic" fo:font-weight="bold" style:font-size-asian="12pt" style:font-style-asian="italic" style:font-weight-asian="bold" style:font-size-complex="12pt" style:text-scale="99%"/>
    </style:style>
    <style:style style:name="T53" style:family="text">
      <style:text-properties style:font-name="Times New Roman" fo:font-size="12pt" fo:font-style="italic" fo:font-weight="bold" style:font-size-asian="12pt" style:font-style-asian="italic" style:font-weight-asian="bold" style:font-size-complex="12pt" style:text-scale="110%"/>
    </style:style>
    <style:style style:name="T54"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style>
    <style:style style:name="T55" style:family="text">
      <style:text-properties style:font-name="Times New Roman" fo:font-size="12pt" fo:letter-spacing="0.0283in" style:font-size-asian="12pt" style:font-size-complex="12pt"/>
    </style:style>
    <style:style style:name="T56" style:family="text">
      <style:text-properties style:font-name="Times New Roman" fo:font-size="12pt" fo:letter-spacing="0.0091in" style:font-size-asian="12pt" style:font-size-complex="12pt"/>
    </style:style>
    <style:style style:name="T57" style:family="text">
      <style:text-properties style:font-name="Times New Roman" fo:font-size="12pt" fo:letter-spacing="-0.0055in" style:font-size-asian="12pt" style:font-size-complex="12pt"/>
    </style:style>
    <style:style style:name="T58" style:family="text">
      <style:text-properties style:font-name="Times New Roman" fo:font-size="12pt" fo:letter-spacing="0.0299in" style:font-size-asian="12pt" style:font-size-complex="12pt"/>
    </style:style>
    <style:style style:name="T59" style:family="text">
      <style:text-properties style:font-name="Times New Roman" fo:font-size="12pt" fo:letter-spacing="0.0102in" style:font-size-asian="12pt" style:font-size-complex="12pt"/>
    </style:style>
    <style:style style:name="T60" style:family="text">
      <style:text-properties style:font-name="Times New Roman" fo:font-size="12pt" fo:letter-spacing="0.0165in" style:font-size-asian="12pt" style:font-size-complex="12pt"/>
    </style:style>
    <style:style style:name="T61" style:family="text">
      <style:text-properties style:font-name="Times New Roman" fo:font-size="12pt" fo:letter-spacing="0.0083in" style:font-size-asian="12pt" style:font-size-complex="12pt"/>
    </style:style>
    <style:style style:name="T62" style:family="text">
      <style:text-properties style:font-name="Times New Roman" fo:font-size="12pt" fo:letter-spacing="-0.0028in" style:font-size-asian="12pt" style:font-size-complex="12pt"/>
    </style:style>
    <style:style style:name="T63" style:family="text">
      <style:text-properties style:font-name="Times New Roman" fo:font-size="12pt" fo:letter-spacing="0.0043in" style:font-size-asian="12pt" style:font-size-complex="12pt"/>
    </style:style>
    <style:style style:name="T64" style:family="text">
      <style:text-properties style:font-name="Times New Roman" fo:font-size="12pt" fo:letter-spacing="0.0244in" style:font-size-asian="12pt" style:font-size-complex="12pt"/>
    </style:style>
    <style:style style:name="T65" style:family="text">
      <style:text-properties style:font-name="Times New Roman" fo:font-size="12pt" fo:letter-spacing="-0.0118in" style:font-size-asian="12pt" style:font-size-complex="12pt"/>
    </style:style>
    <style:style style:name="T66" style:family="text">
      <style:text-properties style:font-name="Times New Roman" fo:font-size="12pt" fo:letter-spacing="0.0189in" style:font-size-asian="12pt" style:font-size-complex="12pt"/>
    </style:style>
    <style:style style:name="T67" style:family="text">
      <style:text-properties style:font-name="Times New Roman" fo:font-size="12pt" fo:letter-spacing="0.0138in" style:font-size-asian="12pt" style:font-size-complex="12pt"/>
    </style:style>
    <style:style style:name="T68" style:family="text">
      <style:text-properties style:font-name="Times New Roman" fo:font-size="12pt" fo:letter-spacing="-0.0083in" style:font-size-asian="12pt" style:font-size-complex="12pt"/>
    </style:style>
    <style:style style:name="T69" style:family="text">
      <style:text-properties style:font-name="Times New Roman" fo:font-size="12pt" fo:letter-spacing="-0.0035in" style:font-size-asian="12pt" style:font-size-complex="12pt"/>
    </style:style>
    <style:style style:name="T70" style:family="text">
      <style:text-properties style:font-name="Times New Roman" fo:font-size="12pt" fo:letter-spacing="0.0409in" style:font-size-asian="12pt" style:font-size-complex="12pt"/>
    </style:style>
    <style:style style:name="T71" style:family="text">
      <style:text-properties style:font-name="Times New Roman" fo:font-size="12pt" fo:letter-spacing="-0.0126in" style:font-size-asian="12pt" style:font-size-complex="12pt"/>
    </style:style>
    <style:style style:name="T72" style:family="text">
      <style:text-properties style:font-name="Times New Roman" fo:font-size="12pt" fo:letter-spacing="0.028in" style:font-size-asian="12pt" style:font-size-complex="12pt"/>
    </style:style>
    <style:style style:name="T73" style:family="text">
      <style:text-properties style:font-name="Times New Roman" fo:font-size="12pt" fo:letter-spacing="0.0311in" style:font-size-asian="12pt" style:font-size-complex="12pt"/>
    </style:style>
    <style:style style:name="T74" style:family="text">
      <style:text-properties style:font-name="Times New Roman" fo:font-size="12pt" fo:letter-spacing="0.0382in" style:font-size-asian="12pt" style:font-size-complex="12pt"/>
    </style:style>
    <style:style style:name="T75" style:family="text">
      <style:text-properties style:font-name="Times New Roman" fo:font-size="12pt" fo:letter-spacing="0.0398in" style:font-size-asian="12pt" style:font-size-complex="12pt"/>
    </style:style>
    <style:style style:name="T76" style:family="text">
      <style:text-properties style:font-name="Times New Roman" fo:font-size="12pt" fo:letter-spacing="0.0319in" style:font-size-asian="12pt" style:font-size-complex="12pt"/>
    </style:style>
    <style:style style:name="T77" style:family="text">
      <style:text-properties style:font-name="Times New Roman" fo:font-size="12pt" fo:letter-spacing="0.0339in" style:font-size-asian="12pt" style:font-size-complex="12pt"/>
    </style:style>
    <style:style style:name="T78" style:family="text">
      <style:text-properties style:font-name="Times New Roman" fo:font-size="12pt" fo:letter-spacing="0.0327in" style:font-size-asian="12pt" style:font-size-complex="12pt"/>
    </style:style>
    <style:style style:name="T79" style:family="text">
      <style:text-properties style:font-name="Times New Roman" fo:font-size="12pt" fo:letter-spacing="0.011in" style:font-size-asian="12pt" style:font-size-complex="12pt"/>
    </style:style>
    <style:style style:name="T80" style:family="text">
      <style:text-properties style:font-name="Times New Roman" fo:font-size="12pt" fo:letter-spacing="0.0256in" style:font-size-asian="12pt" style:font-size-complex="12pt"/>
    </style:style>
    <style:style style:name="T81" style:family="text">
      <style:text-properties style:font-name="Times New Roman" fo:font-size="12pt" fo:letter-spacing="0.0173in" style:font-size-asian="12pt" style:font-size-complex="12pt"/>
    </style:style>
    <style:style style:name="T82" style:family="text">
      <style:text-properties style:font-name="Times New Roman" fo:font-size="12pt" fo:letter-spacing="0.0209in" style:font-size-asian="12pt" style:font-size-complex="12pt"/>
    </style:style>
    <style:style style:name="T83" style:family="text">
      <style:text-properties style:font-name="Times New Roman" fo:font-size="12pt" fo:letter-spacing="0.0134in" style:font-size-asian="12pt" style:font-size-complex="12pt"/>
    </style:style>
    <style:style style:name="T84" style:family="text">
      <style:text-properties style:font-name="Times New Roman" fo:font-size="12pt" fo:letter-spacing="-0.0075in" style:font-size-asian="12pt" style:font-size-complex="12pt"/>
    </style:style>
    <style:style style:name="T85" style:family="text">
      <style:text-properties style:font-name="Times New Roman" fo:font-size="12pt" fo:letter-spacing="0.0193in" style:font-size-asian="12pt" style:font-size-complex="12pt"/>
    </style:style>
    <style:style style:name="T86" style:family="text">
      <style:text-properties style:text-position="-58% 100%" style:font-name="Times New Roman" fo:font-size="12pt" style:font-size-asian="12pt" style:font-size-complex="12pt" style:text-scale="106%"/>
    </style:style>
    <style:style style:name="T87" style:family="text">
      <style:text-properties style:text-position="-58% 100%" style:font-name="Arial1" fo:font-size="12pt" style:font-size-asian="12pt" style:font-name-complex="Arial2" style:font-size-complex="12pt" style:text-scale="106%"/>
    </style:style>
    <style:style style:name="T88" style:family="text">
      <style:text-properties style:text-position="-58% 100%" style:font-name="Arial1" fo:font-size="12pt" style:font-size-asian="12pt" style:font-name-complex="Arial2" style:font-size-complex="12pt" style:text-scale="153%"/>
    </style:style>
    <style:style style:name="T89" style:family="text">
      <style:text-properties style:text-position="-58% 100%" style:font-name="Arial1" fo:font-size="12pt" style:font-size-asian="12pt" style:font-name-complex="Arial2" style:font-size-complex="12pt" style:text-scale="127%"/>
    </style:style>
    <style:style style:name="T90" style:family="text">
      <style:text-properties style:text-position="-58% 100%" style:font-name="Arial1" fo:font-size="12pt" style:font-size-asian="12pt" style:font-name-complex="Arial2" style:font-size-complex="12pt" style:text-scale="122%"/>
    </style:style>
    <style:style style:name="T91" style:family="text">
      <style:text-properties style:text-position="-58% 100%" style:font-name="Arial1" fo:font-size="12pt" style:font-size-asian="12pt" style:font-name-complex="Arial2" style:font-size-complex="12pt" style:text-scale="144%"/>
    </style:style>
    <style:style style:name="T92" style:family="text">
      <style:text-properties style:text-position="-58% 100%" style:font-name="Arial1" fo:font-size="12pt" fo:letter-spacing="-0.0008in" style:font-size-asian="12pt" style:font-name-complex="Arial2" style:font-size-complex="12pt" style:text-scale="119%"/>
    </style:style>
    <style:style style:name="T93" style:family="text">
      <style:text-properties style:text-position="-58% 100%" style:font-name="Arial1" fo:font-size="12pt" fo:letter-spacing="0.0008in" style:font-size-asian="12pt" style:font-name-complex="Arial2" style:font-size-complex="12pt" style:text-scale="117%"/>
    </style:style>
    <style:style style:name="T94" style:family="text">
      <style:text-properties style:text-position="-58% 100%" style:font-name="Arial1" fo:font-size="12pt" fo:letter-spacing="0.0008in" style:font-size-asian="12pt" style:font-name-complex="Arial2" style:font-size-complex="12pt" style:text-scale="163%"/>
    </style:style>
    <style:style style:name="T95" style:family="text">
      <style:text-properties style:text-position="-58% 100%" style:font-name="Arial1" fo:font-size="12pt" fo:letter-spacing="0.0008in" style:font-size-asian="12pt" style:font-name-complex="Arial2" style:font-size-complex="12pt" style:text-scale="123%"/>
    </style:style>
    <style:style style:name="T96" style:family="text">
      <style:text-properties style:text-position="-58% 100%" style:font-name="Arial1" fo:font-size="12pt" fo:letter-spacing="0.0008in" style:font-size-asian="12pt" style:font-name-complex="Arial2" style:font-size-complex="12pt" style:text-scale="195%"/>
    </style:style>
    <style:style style:name="T97" style:family="text">
      <style:text-properties style:text-position="-58% 100%" style:font-name="Arial1" fo:font-size="12pt" fo:letter-spacing="0.0008in" style:font-size-asian="12pt" style:font-name-complex="Arial2" style:font-size-complex="12pt" style:text-scale="148%"/>
    </style:style>
    <style:style style:name="T98" style:family="text">
      <style:text-properties style:text-position="-58% 100%" style:font-name="Arial1" fo:font-size="12pt" fo:letter-spacing="-0.0016in" style:font-size-asian="12pt" style:font-name-complex="Arial2" style:font-size-complex="12pt" style:text-scale="125%"/>
    </style:style>
    <style:style style:name="T99" style:family="text">
      <style:text-properties style:font-name="Arial1" fo:font-size="12pt" style:font-size-asian="12pt" style:font-name-complex="Arial2" style:font-size-complex="12pt"/>
    </style:style>
    <style:style style:name="T100" style:family="text">
      <style:text-properties style:font-name="Arial1" fo:font-size="12pt" style:font-size-asian="12pt" style:font-name-complex="Arial2" style:font-size-complex="12pt" style:text-scale="131%"/>
    </style:style>
    <style:style style:name="T101" style:family="text">
      <style:text-properties style:font-name="Arial1" fo:font-size="12pt" style:font-size-asian="12pt" style:font-name-complex="Arial2" style:font-size-complex="12pt" style:text-scale="122%"/>
    </style:style>
    <style:style style:name="T102" style:family="text">
      <style:text-properties style:font-name="Arial1" fo:font-size="12pt" style:font-size-asian="12pt" style:font-name-complex="Arial2" style:font-size-complex="12pt" style:text-scale="106%"/>
    </style:style>
    <style:style style:name="T103" style:family="text">
      <style:text-properties style:font-name="Arial1" fo:font-size="12pt" style:font-size-asian="12pt" style:font-name-complex="Arial2" style:font-size-complex="12pt" style:text-scale="153%"/>
    </style:style>
    <style:style style:name="T104" style:family="text">
      <style:text-properties style:font-name="Arial1" fo:font-size="12pt" style:font-size-asian="12pt" style:font-name-complex="Arial2" style:font-size-complex="12pt" style:text-scale="127%"/>
    </style:style>
    <style:style style:name="T105" style:family="text">
      <style:text-properties style:font-name="Arial1" fo:font-size="12pt" style:font-size-asian="12pt" style:font-name-complex="Arial2" style:font-size-complex="12pt" style:text-scale="144%"/>
    </style:style>
    <style:style style:name="T106" style:family="text">
      <style:text-properties style:font-name="Arial1" fo:font-size="12pt" style:font-size-asian="12pt" style:font-name-complex="Arial2" style:font-size-complex="12pt" style:text-scale="129%"/>
    </style:style>
    <style:style style:name="T107" style:family="text">
      <style:text-properties style:font-name="Arial1" fo:font-size="12pt" style:font-size-asian="12pt" style:font-name-complex="Arial2" style:font-size-complex="12pt" style:text-scale="109%"/>
    </style:style>
    <style:style style:name="T108" style:family="text">
      <style:text-properties style:font-name="Arial1" fo:font-size="12pt" style:font-size-asian="12pt" style:font-name-complex="Arial2" style:font-size-complex="12pt" style:text-scale="114%"/>
    </style:style>
    <style:style style:name="T109" style:family="text">
      <style:text-properties style:font-name="Arial1" fo:font-size="12pt" style:font-size-asian="12pt" style:font-name-complex="Arial2" style:font-size-complex="12pt" style:text-scale="104%"/>
    </style:style>
    <style:style style:name="T110" style:family="text">
      <style:text-properties style:font-name="Arial1" fo:font-size="12pt" style:font-size-asian="12pt" style:font-name-complex="Arial2" style:font-size-complex="12pt" style:text-scale="112%"/>
    </style:style>
    <style:style style:name="T111" style:family="text">
      <style:text-properties style:font-name="Arial1" fo:font-size="12pt" style:font-size-asian="12pt" style:font-name-complex="Arial2" style:font-size-complex="12pt" style:text-scale="151%"/>
    </style:style>
    <style:style style:name="T112" style:family="text">
      <style:text-properties style:font-name="Arial1" fo:font-size="12pt" fo:letter-spacing="-0.0008in" style:font-size-asian="12pt" style:font-name-complex="Arial2" style:font-size-complex="12pt"/>
    </style:style>
    <style:style style:name="T113" style:family="text">
      <style:text-properties style:font-name="Arial1" fo:font-size="12pt" fo:letter-spacing="-0.0008in" style:font-size-asian="12pt" style:font-name-complex="Arial2" style:font-size-complex="12pt" style:text-scale="119%"/>
    </style:style>
    <style:style style:name="T114" style:family="text">
      <style:text-properties style:font-name="Arial1" fo:font-size="12pt" fo:letter-spacing="-0.0008in" style:font-size-asian="12pt" style:font-name-complex="Arial2" style:font-size-complex="12pt" style:text-scale="118%"/>
    </style:style>
    <style:style style:name="T115" style:family="text">
      <style:text-properties style:font-name="Arial1" fo:font-size="12pt" fo:letter-spacing="0.0008in" style:font-size-asian="12pt" style:font-name-complex="Arial2" style:font-size-complex="12pt" style:text-scale="117%"/>
    </style:style>
    <style:style style:name="T116" style:family="text">
      <style:text-properties style:font-name="Arial1" fo:font-size="12pt" fo:letter-spacing="0.0008in" style:font-size-asian="12pt" style:font-name-complex="Arial2" style:font-size-complex="12pt" style:text-scale="163%"/>
    </style:style>
    <style:style style:name="T117" style:family="text">
      <style:text-properties style:font-name="Arial1" fo:font-size="12pt" fo:letter-spacing="0.0008in" style:font-size-asian="12pt" style:font-name-complex="Arial2" style:font-size-complex="12pt" style:text-scale="123%"/>
    </style:style>
    <style:style style:name="T118" style:family="text">
      <style:text-properties style:font-name="Arial1" fo:font-size="12pt" fo:letter-spacing="0.0008in" style:font-size-asian="12pt" style:font-name-complex="Arial2" style:font-size-complex="12pt" style:text-scale="148%"/>
    </style:style>
    <style:style style:name="T119" style:family="text">
      <style:text-properties style:font-name="Arial1" fo:font-size="12pt" fo:letter-spacing="0.0008in" style:font-size-asian="12pt" style:font-name-complex="Arial2" style:font-size-complex="12pt" style:text-scale="135%"/>
    </style:style>
    <style:style style:name="T120" style:family="text">
      <style:text-properties style:font-name="Arial1" fo:font-size="12pt" fo:letter-spacing="0.0008in" style:font-size-asian="12pt" style:font-name-complex="Arial2" style:font-size-complex="12pt" style:text-scale="125%"/>
    </style:style>
    <style:style style:name="T121" style:family="text">
      <style:text-properties style:font-name="Arial1" fo:font-size="12pt" fo:letter-spacing="0.0008in" style:font-size-asian="12pt" style:font-name-complex="Arial2" style:font-size-complex="12pt" style:text-scale="119%"/>
    </style:style>
    <style:style style:name="T122" style:family="text">
      <style:text-properties style:font-name="Arial1" fo:font-size="12pt" fo:letter-spacing="0.0008in" style:font-size-asian="12pt" style:font-name-complex="Arial2" style:font-size-complex="12pt" style:text-scale="116%"/>
    </style:style>
    <style:style style:name="T123" style:family="text">
      <style:text-properties style:font-name="Arial1" fo:font-size="12pt" fo:letter-spacing="0.0008in" style:font-size-asian="12pt" style:font-name-complex="Arial2" style:font-size-complex="12pt" style:text-scale="126%"/>
    </style:style>
    <style:style style:name="T124" style:family="text">
      <style:text-properties style:font-name="Arial1" fo:font-size="12pt" fo:letter-spacing="0.0008in" style:font-size-asian="12pt" style:font-name-complex="Arial2" style:font-size-complex="12pt" style:text-scale="195%"/>
    </style:style>
    <style:style style:name="T125" style:family="text">
      <style:text-properties style:font-name="Arial1" fo:font-size="12pt" fo:letter-spacing="0.002in" style:font-size-asian="12pt" style:font-name-complex="Arial2" style:font-size-complex="12pt" style:text-scale="126%"/>
    </style:style>
    <style:style style:name="T126" style:family="text">
      <style:text-properties style:font-name="Arial1" fo:font-size="12pt" fo:letter-spacing="0.002in" style:font-size-asian="12pt" style:font-name-complex="Arial2" style:font-size-complex="12pt" style:text-scale="125%"/>
    </style:style>
    <style:style style:name="T127" style:family="text">
      <style:text-properties style:font-name="Arial1" fo:font-size="12pt" fo:letter-spacing="0.002in" style:font-size-asian="12pt" style:font-name-complex="Arial2" style:font-size-complex="12pt" style:text-scale="148%"/>
    </style:style>
    <style:style style:name="T128" style:family="text">
      <style:text-properties style:font-name="Arial1" fo:font-size="12pt" fo:letter-spacing="0.0016in" style:font-size-asian="12pt" style:font-name-complex="Arial2" style:font-size-complex="12pt" style:text-scale="118%"/>
    </style:style>
    <style:style style:name="T129" style:family="text">
      <style:text-properties style:font-name="Arial1" fo:font-size="12pt" fo:letter-spacing="0.0016in" style:font-size-asian="12pt" style:font-name-complex="Arial2" style:font-size-complex="12pt" style:text-scale="122%"/>
    </style:style>
    <style:style style:name="T130" style:family="text">
      <style:text-properties style:font-name="Arial1" fo:font-size="12pt" fo:letter-spacing="0.0016in" style:font-size-asian="12pt" style:font-name-complex="Arial2" style:font-size-complex="12pt" style:text-scale="119%"/>
    </style:style>
    <style:style style:name="T131" style:family="text">
      <style:text-properties style:font-name="Arial1" fo:font-size="12pt" fo:letter-spacing="0.0016in" style:font-size-asian="12pt" style:font-name-complex="Arial2" style:font-size-complex="12pt" style:text-scale="153%"/>
    </style:style>
    <style:style style:name="T132" style:family="text">
      <style:text-properties style:font-name="Arial1" fo:font-size="12pt" fo:letter-spacing="-0.0016in" style:font-size-asian="12pt" style:font-name-complex="Arial2" style:font-size-complex="12pt" style:text-scale="1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3"/>
      <text:p text:style-name="P13"/>
      <text:p text:style-name="P13"/>
      <text:p text:style-name="P15"><text:span text:style-name="T1">βExchange Software Design Specification</text:span></text:p>
      <text:p text:style-name="P14"/>
      <text:p text:style-name="P16"><text:span text:style-name="T3">Matthew Gilligan</text:span></text:p>
      <text:p text:style-name="P16"><text:span text:style-name="T86">Randy Arruda</text:span></text:p>
      <text:p text:style-name="P16"><text:span text:style-name="T87">…</text:span></text:p>
      <text:p text:style-name="P18"/>
      <text:p text:style-name="P19"><text:span text:style-name="T87">S</text:span><text:span text:style-name="T92">e</text:span><text:span text:style-name="T93">c</text:span><text:span text:style-name="T94">t</text:span><text:span text:style-name="T88">i</text:span><text:span text:style-name="T95">o</text:span><text:span text:style-name="T89">n</text:span><text:span text:style-name="T90"> </text:span><text:span text:style-name="T89">1</text:span><text:span text:style-name="T91">:</text:span><text:span text:style-name="T90"> </text:span><text:span text:style-name="T96">I</text:span><text:span text:style-name="T89">n</text:span><text:span text:style-name="T94">t</text:span><text:span text:style-name="T97">r</text:span><text:span text:style-name="T95">o</text:span><text:span text:style-name="T98">d</text:span><text:span text:style-name="T89">u</text:span><text:span text:style-name="T93">c</text:span><text:span text:style-name="T94">t</text:span><text:span text:style-name="T88">i</text:span><text:span text:style-name="T95">o</text:span><text:span text:style-name="T89">n</text:span></text:p>
      <text:list xml:id="list8074608845225821046" text:style-name="WWNum1">
        <text:list-item>
          <text:list>
            <text:list-item>
              <text:p text:style-name="P17"><text:span text:style-name="T11">De</text:span><text:span text:style-name="T2">s</text:span><text:span text:style-name="T11">c</text:span><text:span text:style-name="T2">r</text:span><text:span text:style-name="T17">i</text:span><text:span text:style-name="T2">be</text:span><text:span text:style-name="T23"> </text:span><text:span text:style-name="T17">th</text:span><text:span text:style-name="T2">e</text:span><text:span text:style-name="T24"> </text:span><text:span text:style-name="T2">p</text:span><text:span text:style-name="T17">u</text:span><text:span text:style-name="T2">rpose</text:span><text:span text:style-name="T25"> </text:span><text:span text:style-name="T2">of</text:span><text:span text:style-name="T26"> </text:span><text:span text:style-name="T17">thi</text:span><text:span text:style-name="T2">s</text:span><text:span text:style-name="T28"> </text:span><text:span text:style-name="T3">do</text:span><text:span text:style-name="T12">c</text:span><text:span text:style-name="T13">u</text:span><text:span text:style-name="T30">m</text:span><text:span text:style-name="T12">e</text:span><text:span text:style-name="T18">n</text:span><text:span text:style-name="T3">t</text:span></text:p>
            </text:list-item>
          </text:list>
        </text:list-item>
      </text:list>
      <text:p text:style-name="P26"><text:span text:style-name="T3">Record all the design process and results.</text:span></text:p>
      <text:list xml:id="list36523452" text:continue-numbering="true" text:style-name="WWNum1">
        <text:list-item>
          <text:list>
            <text:list-item>
              <text:p text:style-name="P6"><text:span text:style-name="T2">D</text:span><text:span text:style-name="T11">e</text:span><text:span text:style-name="T2">s</text:span><text:span text:style-name="T11">c</text:span><text:span text:style-name="T2">r</text:span><text:span text:style-name="T17">i</text:span><text:span text:style-name="T2">be</text:span><text:span text:style-name="T23"> </text:span><text:span text:style-name="T17">th</text:span><text:span text:style-name="T2">e</text:span><text:span text:style-name="T24"> </text:span><text:span text:style-name="T2">s</text:span><text:span text:style-name="T11">c</text:span><text:span text:style-name="T2">o</text:span><text:span text:style-name="T29">p</text:span><text:span text:style-name="T2">e</text:span><text:span text:style-name="T33"> </text:span><text:span text:style-name="T29">o</text:span><text:span text:style-name="T2">f</text:span><text:span text:style-name="T26"> </text:span><text:span text:style-name="T17">thi</text:span><text:span text:style-name="T2">s</text:span><text:span text:style-name="T28"> </text:span><text:span text:style-name="T3">do</text:span><text:span text:style-name="T12">c</text:span><text:span text:style-name="T13">u</text:span><text:span text:style-name="T30">m</text:span><text:span text:style-name="T12">e</text:span><text:span text:style-name="T18">n</text:span><text:span text:style-name="T3">t</text:span></text:p>
            </text:list-item>
          </text:list>
        </text:list-item>
      </text:list>
      <text:p text:style-name="P23"><text:span text:style-name="T3">System design specification and database design and web design.</text:span></text:p>
      <text:list xml:id="list36511755" text:continue-numbering="true" text:style-name="WWNum1">
        <text:list-item>
          <text:list>
            <text:list-item>
              <text:p text:style-name="P6"><text:span text:style-name="T2">D</text:span><text:span text:style-name="T11">e</text:span><text:span text:style-name="T2">s</text:span><text:span text:style-name="T11">c</text:span><text:span text:style-name="T2">r</text:span><text:span text:style-name="T17">i</text:span><text:span text:style-name="T2">be</text:span><text:span text:style-name="T23"> </text:span><text:span text:style-name="T17">thi</text:span><text:span text:style-name="T2">s</text:span><text:span text:style-name="T28"> </text:span><text:span text:style-name="T3">do</text:span><text:span text:style-name="T12">c</text:span><text:span text:style-name="T18">u</text:span><text:span text:style-name="T19">m</text:span><text:span text:style-name="T12">e</text:span><text:span text:style-name="T18">n</text:span><text:span text:style-name="T19">t</text:span><text:span text:style-name="T20">'</text:span><text:span text:style-name="T3">s</text:span><text:span text:style-name="T2"> </text:span><text:span text:style-name="T17">int</text:span><text:span text:style-name="T11">e</text:span><text:span text:style-name="T17">n</text:span><text:span text:style-name="T2">d</text:span><text:span text:style-name="T11">e</text:span><text:span text:style-name="T2">d</text:span><text:span text:style-name="T34"> </text:span><text:span text:style-name="T4">a</text:span><text:span text:style-name="T18">u</text:span><text:span text:style-name="T3">d</text:span><text:span text:style-name="T19">i</text:span><text:span text:style-name="T12">e</text:span><text:span text:style-name="T18">n</text:span><text:span text:style-name="T12">c</text:span><text:span text:style-name="T3">e</text:span></text:p>
            </text:list-item>
          </text:list>
        </text:list-item>
      </text:list>
      <text:p text:style-name="P23"><text:span text:style-name="T3">Software developer and programmers.</text:span></text:p>
      <text:list xml:id="list36516138" text:continue-numbering="true" text:style-name="WWNum1">
        <text:list-item>
          <text:list>
            <text:list-item>
              <text:p text:style-name="P6"><text:span text:style-name="T2">Id</text:span><text:span text:style-name="T11">e</text:span><text:span text:style-name="T17">nti</text:span><text:span text:style-name="T11">f</text:span><text:span text:style-name="T2">y</text:span><text:span text:style-name="T35"> </text:span><text:span text:style-name="T17">th</text:span><text:span text:style-name="T2">e</text:span><text:span text:style-name="T24"> </text:span><text:span text:style-name="T2">s</text:span><text:span text:style-name="T11">y</text:span><text:span text:style-name="T2">s</text:span><text:span text:style-name="T17">t</text:span><text:span text:style-name="T11">e</text:span><text:span text:style-name="T29">m</text:span><text:span text:style-name="T17">/</text:span><text:span text:style-name="T26">p</text:span><text:span text:style-name="T2">rod</text:span><text:span text:style-name="T17">u</text:span><text:span text:style-name="T11">c</text:span><text:span text:style-name="T2">t </text:span><text:span text:style-name="T17">u</text:span><text:span text:style-name="T2">s</text:span><text:span text:style-name="T17">in</text:span><text:span text:style-name="T2">g</text:span><text:span text:style-name="T25"> </text:span><text:span text:style-name="T26">a</text:span><text:span text:style-name="T17">n</text:span><text:span text:style-name="T2">y</text:span><text:span text:style-name="T24"> </text:span><text:span text:style-name="T2">app</text:span><text:span text:style-name="T17">li</text:span><text:span text:style-name="T11">c</text:span><text:span text:style-name="T2">ab</text:span><text:span text:style-name="T17">l</text:span><text:span text:style-name="T2">e</text:span><text:span text:style-name="T37"> </text:span><text:span text:style-name="T17">n</text:span><text:span text:style-name="T2">a</text:span><text:span text:style-name="T29">m</text:span><text:span text:style-name="T11">e</text:span><text:span text:style-name="T2">s</text:span><text:span text:style-name="T25"> </text:span><text:span text:style-name="T2">a</text:span><text:span text:style-name="T17">n</text:span><text:span text:style-name="T26">d</text:span><text:span text:style-name="T17">/</text:span><text:span text:style-name="T2">or</text:span><text:span text:style-name="T38"> </text:span><text:span text:style-name="T11">ve</text:span><text:span text:style-name="T2">rs</text:span><text:span text:style-name="T17">i</text:span><text:span text:style-name="T2">on</text:span><text:span text:style-name="T39"> </text:span><text:span text:style-name="T18">n</text:span><text:span text:style-name="T13">u</text:span><text:span text:style-name="T30">m</text:span><text:span text:style-name="T3">b</text:span><text:span text:style-name="T12">e</text:span><text:span text:style-name="T5">r</text:span><text:span text:style-name="T3">s.</text:span></text:p>
            </text:list-item>
          </text:list>
        </text:list-item>
      </text:list>
      <text:p text:style-name="P23"><text:span text:style-name="T3">none</text:span></text:p>
      <text:p text:style-name="P27"><text:span text:style-name="T2">1.5</text:span><text:span text:style-name="T40"> </text:span><text:span text:style-name="T2">Pro</text:span><text:span text:style-name="T11">v</text:span><text:span text:style-name="T17">i</text:span><text:span text:style-name="T2">de</text:span><text:span text:style-name="T35"> </text:span><text:span text:style-name="T2">r</text:span><text:span text:style-name="T11">e</text:span><text:span text:style-name="T42">f</text:span><text:span text:style-name="T11">e</text:span><text:span text:style-name="T2">r</text:span><text:span text:style-name="T11">e</text:span><text:span text:style-name="T17">n</text:span><text:span text:style-name="T11">ce</text:span><text:span text:style-name="T2">s</text:span><text:span text:style-name="T43"> </text:span><text:span text:style-name="T42">f</text:span><text:span text:style-name="T2">or</text:span><text:span text:style-name="T44"> </text:span><text:span text:style-name="T2">a</text:span><text:span text:style-name="T17">n</text:span><text:span text:style-name="T2">y</text:span><text:span text:style-name="T24"> </text:span><text:span text:style-name="T2">o</text:span><text:span text:style-name="T17">th</text:span><text:span text:style-name="T11">e</text:span><text:span text:style-name="T2">r</text:span><text:span text:style-name="T45"> </text:span><text:span text:style-name="T2">p</text:span><text:span text:style-name="T11">e</text:span><text:span text:style-name="T2">r</text:span><text:span text:style-name="T17">tin</text:span><text:span text:style-name="T11">e</text:span><text:span text:style-name="T17">n</text:span><text:span text:style-name="T2">t</text:span><text:span text:style-name="T46"> </text:span><text:span text:style-name="T26">d</text:span><text:span text:style-name="T2">o</text:span><text:span text:style-name="T11">c</text:span><text:span text:style-name="T17">u</text:span><text:span text:style-name="T29">m</text:span><text:span text:style-name="T11">e</text:span><text:span text:style-name="T17">nt</text:span><text:span text:style-name="T2">s</text:span><text:span text:style-name="T47"> </text:span><text:span text:style-name="T2">s</text:span><text:span text:style-name="T17">u</text:span><text:span text:style-name="T11">c</text:span><text:span text:style-name="T2">h</text:span><text:span text:style-name="T48"> </text:span><text:span text:style-name="T4">a</text:span><text:span text:style-name="T3">s</text:span><text:span text:style-name="T6">:</text:span></text:p>
      <text:p text:style-name="P41"><text:span text:style-name="T100">•</text:span><text:span text:style-name="T99"><text:tab/></text:span><text:span text:style-name="T17">R</text:span><text:span text:style-name="T11">e</text:span><text:span text:style-name="T17">l</text:span><text:span text:style-name="T2">a</text:span><text:span text:style-name="T17">t</text:span><text:span text:style-name="T11">e</text:span><text:span text:style-name="T2">d</text:span><text:span text:style-name="T49"> </text:span><text:span text:style-name="T2">a</text:span><text:span text:style-name="T17">n</text:span><text:span text:style-name="T2">d</text:span><text:span text:style-name="T17">/</text:span><text:span text:style-name="T2">or</text:span><text:span text:style-name="T38"> </text:span><text:span text:style-name="T11">c</text:span><text:span text:style-name="T2">o</text:span><text:span text:style-name="T29">m</text:span><text:span text:style-name="T2">p</text:span><text:span text:style-name="T26">a</text:span><text:span text:style-name="T17">n</text:span><text:span text:style-name="T26">i</text:span><text:span text:style-name="T2">on</text:span><text:span text:style-name="T50"> </text:span><text:span text:style-name="T3">do</text:span><text:span text:style-name="T12">c</text:span><text:span text:style-name="T13">u</text:span><text:span text:style-name="T30">m</text:span><text:span text:style-name="T12">e</text:span><text:span text:style-name="T18">n</text:span><text:span text:style-name="T19">t</text:span><text:span text:style-name="T3">s</text:span></text:p>
      <text:p text:style-name="P42"><text:span text:style-name="T52">Software requirement specification</text:span></text:p>
      <text:p text:style-name="P42"><text:span text:style-name="T100">•</text:span><text:span text:style-name="T99"><text:tab/></text:span><text:span text:style-name="T2">Pr</text:span><text:span text:style-name="T11">e</text:span><text:span text:style-name="T2">r</text:span><text:span text:style-name="T11">e</text:span><text:span text:style-name="T2">q</text:span><text:span text:style-name="T17">ui</text:span><text:span text:style-name="T2">s</text:span><text:span text:style-name="T17">it</text:span><text:span text:style-name="T2">e</text:span><text:span text:style-name="T55"> </text:span><text:span text:style-name="T3">do</text:span><text:span text:style-name="T12">c</text:span><text:span text:style-name="T18">u</text:span><text:span text:style-name="T30">m</text:span><text:span text:style-name="T12">e</text:span><text:span text:style-name="T18">n</text:span><text:span text:style-name="T19">t</text:span><text:span text:style-name="T3">s</text:span></text:p>
      <text:p text:style-name="P42"><text:span text:style-name="T52">Software requirement specification</text:span></text:p>
      <text:p text:style-name="P44"><text:span text:style-name="T100">•</text:span><text:span text:style-name="T99"><text:tab/></text:span><text:span text:style-name="T2">Do</text:span><text:span text:style-name="T11">c</text:span><text:span text:style-name="T17">u</text:span><text:span text:style-name="T29">m</text:span><text:span text:style-name="T11">e</text:span><text:span text:style-name="T17">nt</text:span><text:span text:style-name="T2">s</text:span><text:span text:style-name="T56"> </text:span><text:span text:style-name="T17">whi</text:span><text:span text:style-name="T11">c</text:span><text:span text:style-name="T2">h</text:span><text:span text:style-name="T24"> </text:span><text:span text:style-name="T2">pro</text:span><text:span text:style-name="T11">v</text:span><text:span text:style-name="T26">i</text:span><text:span text:style-name="T2">de</text:span><text:span text:style-name="T57"> </text:span><text:span text:style-name="T2">ba</text:span><text:span text:style-name="T11">c</text:span><text:span text:style-name="T2">kgro</text:span><text:span text:style-name="T17">un</text:span><text:span text:style-name="T2">d</text:span><text:span text:style-name="T58"> </text:span><text:span text:style-name="T2">a</text:span><text:span text:style-name="T17">n</text:span><text:span text:style-name="T2">d</text:span><text:span text:style-name="T17">/</text:span><text:span text:style-name="T2">or</text:span><text:span text:style-name="T38"> </text:span><text:span text:style-name="T11">c</text:span><text:span text:style-name="T2">o</text:span><text:span text:style-name="T17">nt</text:span><text:span text:style-name="T11">e</text:span><text:span text:style-name="T2">xt</text:span><text:span text:style-name="T49"> </text:span><text:span text:style-name="T11">f</text:span><text:span text:style-name="T2">or</text:span><text:span text:style-name="T44"> </text:span><text:span text:style-name="T17">thi</text:span><text:span text:style-name="T2">s</text:span><text:span text:style-name="T28"> </text:span><text:span text:style-name="T3">do</text:span><text:span text:style-name="T12">c</text:span><text:span text:style-name="T13">u</text:span><text:span text:style-name="T30">m</text:span><text:span text:style-name="T12">e</text:span><text:span text:style-name="T18">n</text:span><text:span text:style-name="T3">t</text:span></text:p>
      <text:p text:style-name="P20"><text:span text:style-name="T3"><text:tab/></text:span><text:span text:style-name="T52">Software requirement specification</text:span></text:p>
      <text:p text:style-name="P47"><text:span text:style-name="T100">•</text:span><text:span text:style-name="T99"><text:tab/></text:span><text:span text:style-name="T2">Do</text:span><text:span text:style-name="T11">c</text:span><text:span text:style-name="T17">u</text:span><text:span text:style-name="T29">m</text:span><text:span text:style-name="T11">e</text:span><text:span text:style-name="T17">nt</text:span><text:span text:style-name="T2">s</text:span><text:span text:style-name="T59"> </text:span><text:span text:style-name="T26">t</text:span><text:span text:style-name="T17">h</text:span><text:span text:style-name="T2">at</text:span><text:span text:style-name="T60"> </text:span><text:span text:style-name="T2">r</text:span><text:span text:style-name="T11">e</text:span><text:span text:style-name="T2">s</text:span><text:span text:style-name="T17">u</text:span><text:span text:style-name="T26">l</text:span><text:span text:style-name="T2">t</text:span><text:span text:style-name="T45"> </text:span><text:span text:style-name="T11">f</text:span><text:span text:style-name="T2">rom</text:span><text:span text:style-name="T61"> </text:span><text:span text:style-name="T26">t</text:span><text:span text:style-name="T17">hi</text:span><text:span text:style-name="T2">s</text:span><text:span text:style-name="T28"> </text:span><text:span text:style-name="T2">do</text:span><text:span text:style-name="T11">cu</text:span><text:span text:style-name="T29">m</text:span><text:span text:style-name="T11">e</text:span><text:span text:style-name="T17">n</text:span><text:span text:style-name="T2">t</text:span><text:span text:style-name="T34"> </text:span><text:span text:style-name="T11">(e</text:span><text:span text:style-name="T2">.g.</text:span><text:span text:style-name="T62"> </text:span><text:span text:style-name="T2">a</text:span><text:span text:style-name="T44"> </text:span><text:span text:style-name="T17">t</text:span><text:span text:style-name="T11">e</text:span><text:span text:style-name="T2">st</text:span><text:span text:style-name="T26"> </text:span><text:span text:style-name="T2">p</text:span><text:span text:style-name="T17">l</text:span><text:span text:style-name="T2">an</text:span><text:span text:style-name="T60"> </text:span><text:span text:style-name="T2">or</text:span><text:span text:style-name="T61"> </text:span><text:span text:style-name="T2">a</text:span><text:span text:style-name="T56"> </text:span><text:span text:style-name="T2">d</text:span><text:span text:style-name="T11">eve</text:span><text:span text:style-name="T17">l</text:span><text:span text:style-name="T2">op</text:span><text:span text:style-name="T29">m</text:span><text:span text:style-name="T40">e</text:span><text:span text:style-name="T17">n</text:span><text:span text:style-name="T2">t p</text:span><text:span text:style-name="T17">l</text:span><text:span text:style-name="T4">a</text:span><text:span text:style-name="T18">n</text:span><text:span text:style-name="T3">)</text:span></text:p>
      <text:p text:style-name="P47"><text:span text:style-name="T52"><text:tab/>System implementation - Codes</text:span></text:p>
      <text:list xml:id="list36505716" text:continue-numbering="true" text:style-name="WWNum1">
        <text:list-item>
          <text:list>
            <text:list-item>
              <text:p text:style-name="P11"><text:span text:style-name="T2">D</text:span><text:span text:style-name="T11">ef</text:span><text:span text:style-name="T17">in</text:span><text:span text:style-name="T2">e</text:span><text:span text:style-name="T63"> </text:span><text:span text:style-name="T2">a</text:span><text:span text:style-name="T17">n</text:span><text:span text:style-name="T2">y</text:span><text:span text:style-name="T24"> </text:span><text:span text:style-name="T17">i</text:span><text:span text:style-name="T29">m</text:span><text:span text:style-name="T2">por</text:span><text:span text:style-name="T17">t</text:span><text:span text:style-name="T2">a</text:span><text:span text:style-name="T11">n</text:span><text:span text:style-name="T2">t</text:span><text:span text:style-name="T46"> </text:span><text:span text:style-name="T17">t</text:span><text:span text:style-name="T11">e</text:span><text:span text:style-name="T2">r</text:span><text:span text:style-name="T29">m</text:span><text:span text:style-name="T2">s,</text:span><text:span text:style-name="T39"> </text:span><text:span text:style-name="T2">a</text:span><text:span text:style-name="T11">c</text:span><text:span text:style-name="T2">ro</text:span><text:span text:style-name="T17">n</text:span><text:span text:style-name="T40">y</text:span><text:span text:style-name="T29">m</text:span><text:span text:style-name="T2">s,</text:span><text:span text:style-name="T34"> </text:span><text:span text:style-name="T2">or</text:span><text:span text:style-name="T61"> </text:span><text:span text:style-name="T4">a</text:span><text:span text:style-name="T27">b</text:span><text:span text:style-name="T3">b</text:span><text:span text:style-name="T5">r</text:span><text:span text:style-name="T12">e</text:span><text:span text:style-name="T14">v</text:span><text:span text:style-name="T19">i</text:span><text:span text:style-name="T4">a</text:span><text:span text:style-name="T19">ti</text:span><text:span text:style-name="T3">o</text:span><text:span text:style-name="T18">n</text:span><text:span text:style-name="T3">s</text:span></text:p>
            </text:list-item>
          </text:list>
        </text:list-item>
      </text:list>
      <text:p text:style-name="P24"><text:span text:style-name="T52">βExchange means book exchange in CSULA</text:span></text:p>
      <text:p text:style-name="P35"><text:span text:style-name="T101"><text:s/></text:span></text:p>
      <text:p text:style-name="P37"><text:span text:style-name="T102">S</text:span><text:span text:style-name="T113">e</text:span><text:span text:style-name="T115">c</text:span><text:span text:style-name="T116">t</text:span><text:span text:style-name="T103">i</text:span><text:span text:style-name="T117">o</text:span><text:span text:style-name="T104">n</text:span><text:span text:style-name="T101"> </text:span><text:span text:style-name="T104">2</text:span><text:span text:style-name="T105">:</text:span><text:span text:style-name="T101"> </text:span><text:span text:style-name="T102">S</text:span><text:span text:style-name="T106">y</text:span><text:span text:style-name="T114">s</text:span><text:span text:style-name="T116">t</text:span><text:span text:style-name="T113">e</text:span><text:span text:style-name="T125">m</text:span><text:span text:style-name="T101"> </text:span><text:span text:style-name="T107">O</text:span><text:span text:style-name="T106">v</text:span><text:span text:style-name="T113">e</text:span><text:span text:style-name="T118">r</text:span><text:span text:style-name="T106">v</text:span><text:span text:style-name="T103">i</text:span><text:span text:style-name="T113">e</text:span><text:span text:style-name="T119">w</text:span><text:span text:style-name="T101"> </text:span></text:p>
      <text:p text:style-name="P48"><text:span text:style-name="T2">Pro</text:span><text:span text:style-name="T11">v</text:span><text:span text:style-name="T17">i</text:span><text:span text:style-name="T2">de</text:span><text:span text:style-name="T35"> </text:span><text:span text:style-name="T2">a</text:span><text:span text:style-name="T56"> </text:span><text:span text:style-name="T2">g</text:span><text:span text:style-name="T11">e</text:span><text:span text:style-name="T17">n</text:span><text:span text:style-name="T11">e</text:span><text:span text:style-name="T2">ral</text:span><text:span text:style-name="T64"> </text:span><text:span text:style-name="T2">d</text:span><text:span text:style-name="T11">e</text:span><text:span text:style-name="T2">s</text:span><text:span text:style-name="T11">c</text:span><text:span text:style-name="T2">r</text:span><text:span text:style-name="T29">i</text:span><text:span text:style-name="T2">p</text:span><text:span text:style-name="T17">ti</text:span><text:span text:style-name="T2">on</text:span><text:span text:style-name="T37"> </text:span><text:span text:style-name="T2">of</text:span><text:span text:style-name="T26"> </text:span><text:span text:style-name="T17">th</text:span><text:span text:style-name="T2">e</text:span><text:span text:style-name="T24"> </text:span><text:span text:style-name="T2">so</text:span><text:span text:style-name="T11">f</text:span><text:span text:style-name="T17">tw</text:span><text:span text:style-name="T2">are</text:span><text:span text:style-name="T63"> </text:span><text:span text:style-name="T2">s</text:span><text:span text:style-name="T11">y</text:span><text:span text:style-name="T2">s</text:span><text:span text:style-name="T26">t</text:span><text:span text:style-name="T11">e</text:span><text:span text:style-name="T2">m</text:span><text:span text:style-name="T65"> </text:span><text:span text:style-name="T17">in</text:span><text:span text:style-name="T11">c</text:span><text:span text:style-name="T26">l</text:span><text:span text:style-name="T17">u</text:span><text:span text:style-name="T2">d</text:span><text:span text:style-name="T17">in</text:span><text:span text:style-name="T2">g</text:span><text:span text:style-name="T50"> </text:span><text:span text:style-name="T26">i</text:span><text:span text:style-name="T17">t</text:span><text:span text:style-name="T2">s</text:span><text:span text:style-name="T26"> </text:span><text:span text:style-name="T11">f</text:span><text:span text:style-name="T17">un</text:span><text:span text:style-name="T11">c</text:span><text:span text:style-name="T17">ti</text:span><text:span text:style-name="T26">o</text:span><text:span text:style-name="T17">n</text:span><text:span text:style-name="T2">a</text:span><text:span text:style-name="T17">lit</text:span><text:span text:style-name="T2">y</text:span><text:span text:style-name="T66"> </text:span><text:span text:style-name="T4">a</text:span><text:span text:style-name="T18">n</text:span><text:span text:style-name="T3">d </text:span><text:span text:style-name="T29">m</text:span><text:span text:style-name="T2">a</text:span><text:span text:style-name="T26">t</text:span><text:span text:style-name="T17">t</text:span><text:span text:style-name="T11">e</text:span><text:span text:style-name="T2">rs</text:span><text:span text:style-name="T67"> </text:span><text:span text:style-name="T2">r</text:span><text:span text:style-name="T11">e</text:span><text:span text:style-name="T17">l</text:span><text:span text:style-name="T2">a</text:span><text:span text:style-name="T17">t</text:span><text:span text:style-name="T11">e</text:span><text:span text:style-name="T2">d</text:span><text:span text:style-name="T25"> </text:span><text:span text:style-name="T17">t</text:span><text:span text:style-name="T2">o</text:span><text:span text:style-name="T26"> </text:span><text:span text:style-name="T17">th</text:span><text:span text:style-name="T2">e</text:span><text:span text:style-name="T24"> </text:span><text:span text:style-name="T2">o</text:span><text:span text:style-name="T11">ve</text:span><text:span text:style-name="T2">ra</text:span><text:span text:style-name="T17">l</text:span><text:span text:style-name="T2">l</text:span><text:span text:style-name="T24"> </text:span><text:span text:style-name="T2">s</text:span><text:span text:style-name="T11">y</text:span><text:span text:style-name="T2">s</text:span><text:span text:style-name="T17">t</text:span><text:span text:style-name="T11">e</text:span><text:span text:style-name="T2">m</text:span><text:span text:style-name="T65"> </text:span><text:span text:style-name="T2">a</text:span><text:span text:style-name="T17">n</text:span><text:span text:style-name="T2">d</text:span><text:span text:style-name="T45"> </text:span><text:span text:style-name="T17">it</text:span><text:span text:style-name="T2">s</text:span><text:span text:style-name="T26"> </text:span><text:span text:style-name="T3">d</text:span><text:span text:style-name="T12">e</text:span><text:span text:style-name="T3">s</text:span><text:span text:style-name="T19">i</text:span><text:span text:style-name="T27">g</text:span><text:span text:style-name="T18">n</text:span><text:span text:style-name="T3">.</text:span></text:p>
      <text:p text:style-name="P49"/>
      <text:p text:style-name="P48"><text:span text:style-name="T52">βExchange system will provide a web-based platform for students to exchange books. Students can register into the system and post the books they want to sell or exchange. Students can also browse available books. The system can display the picture of the books. <text:s/>The administrator can view and delete the users.</text:span></text:p>
      <text:p text:style-name="P38"><text:span text:style-name="T101"><text:s/></text:span></text:p>
      <text:p text:style-name="P37"><text:span text:style-name="T102">S</text:span><text:span text:style-name="T113">e</text:span><text:span text:style-name="T115">c</text:span><text:span text:style-name="T116">t</text:span><text:span text:style-name="T103">i</text:span><text:span text:style-name="T117">o</text:span><text:span text:style-name="T104">n</text:span><text:span text:style-name="T101"> </text:span><text:span text:style-name="T104">3</text:span><text:span text:style-name="T105">:</text:span><text:span text:style-name="T101"> </text:span><text:span text:style-name="T108">D</text:span><text:span text:style-name="T113">e</text:span><text:span text:style-name="T128">s</text:span><text:span text:style-name="T103">i</text:span><text:span text:style-name="T120">g</text:span><text:span text:style-name="T104">n</text:span><text:span text:style-name="T129"> </text:span><text:span text:style-name="T112">C</text:span><text:span text:style-name="T117">o</text:span><text:span text:style-name="T104">n</text:span><text:span text:style-name="T114">s</text:span><text:span text:style-name="T103">i</text:span><text:span text:style-name="T120">d</text:span><text:span text:style-name="T113">e</text:span><text:span text:style-name="T118">r</text:span><text:span text:style-name="T121">a</text:span><text:span text:style-name="T116">t</text:span><text:span text:style-name="T103">i</text:span><text:span text:style-name="T117">o</text:span><text:span text:style-name="T104">n</text:span><text:span text:style-name="T114">s</text:span><text:span text:style-name="T101"> </text:span></text:p>
      <text:p text:style-name="P28"><text:span text:style-name="T2">3.1</text:span><text:span text:style-name="T40"> </text:span><text:span text:style-name="T17">A</text:span><text:span text:style-name="T2">ss</text:span><text:span text:style-name="T11">u</text:span><text:span text:style-name="T29">m</text:span><text:span text:style-name="T2">p</text:span><text:span text:style-name="T17">ti</text:span><text:span text:style-name="T26">o</text:span><text:span text:style-name="T17">n</text:span><text:span text:style-name="T2">s</text:span><text:span text:style-name="T42"> </text:span><text:span text:style-name="T2">a</text:span><text:span text:style-name="T17">n</text:span><text:span text:style-name="T2">d</text:span><text:span text:style-name="T60"> </text:span><text:span text:style-name="T3">D</text:span><text:span text:style-name="T41">e</text:span><text:span text:style-name="T3">p</text:span><text:span text:style-name="T12">e</text:span><text:span text:style-name="T18">n</text:span><text:span text:style-name="T3">d</text:span><text:span text:style-name="T12">e</text:span><text:span text:style-name="T18">n</text:span><text:span text:style-name="T12">c</text:span><text:span text:style-name="T19">i</text:span><text:span text:style-name="T12">e</text:span><text:span text:style-name="T3">s</text:span></text:p>
      <text:p text:style-name="P28"><text:span text:style-name="T52">βExchange will run on Apache, PHP, MySQL platform. MySQL’s Version is above 5.0</text:span></text:p>
      <text:p text:style-name="P27"><text:span text:style-name="T2">3.2</text:span><text:span text:style-name="T40"> </text:span><text:span text:style-name="T2">G</text:span><text:span text:style-name="T11">e</text:span><text:span text:style-name="T17">n</text:span><text:span text:style-name="T11">e</text:span><text:span text:style-name="T2">ral</text:span><text:span text:style-name="T38"> </text:span><text:span text:style-name="T19">C</text:span><text:span text:style-name="T3">o</text:span><text:span text:style-name="T18">n</text:span><text:span text:style-name="T3">s</text:span><text:span text:style-name="T19">t</text:span><text:span text:style-name="T5">r</text:span><text:span text:style-name="T4">a</text:span><text:span text:style-name="T19">i</text:span><text:span text:style-name="T13">n</text:span><text:span text:style-name="T19">t</text:span><text:span text:style-name="T3">s</text:span></text:p>
      <text:p text:style-name="P27"><text:span text:style-name="T51">The </text:span><text:span text:style-name="T52">βExchange system will need Chrome browser. βExchange runs on Windows and Linux machines.</text:span></text:p>
      <text:p text:style-name="P27"><text:span text:style-name="T2">3.3</text:span><text:span text:style-name="T40"> </text:span><text:span text:style-name="T2">Goa</text:span><text:span text:style-name="T17">l</text:span><text:span text:style-name="T2">s</text:span><text:span text:style-name="T39"> </text:span><text:span text:style-name="T2">a</text:span><text:span text:style-name="T17">n</text:span><text:span text:style-name="T2">d</text:span><text:span text:style-name="T60"> </text:span><text:span text:style-name="T3">G</text:span><text:span text:style-name="T18">u</text:span><text:span text:style-name="T19">i</text:span><text:span text:style-name="T3">d</text:span><text:span text:style-name="T12">e</text:span><text:span text:style-name="T19">li</text:span><text:span text:style-name="T18">n</text:span><text:span text:style-name="T41">e</text:span><text:span text:style-name="T3">s</text:span></text:p>
      <text:p text:style-name="P27"><text:span text:style-name="T52">βExchange must be easy to learn for new users.</text:span></text:p>
      <text:p text:style-name="P29"/>
      <text:p text:style-name="P27"><text:span text:style-name="T2">3.4</text:span><text:span text:style-name="T40"> </text:span><text:span text:style-name="T2">D</text:span><text:span text:style-name="T11">eve</text:span><text:span text:style-name="T17">l</text:span><text:span text:style-name="T2">op</text:span><text:span text:style-name="T29">m</text:span><text:span text:style-name="T11">e</text:span><text:span text:style-name="T17">n</text:span><text:span text:style-name="T2">t</text:span><text:span text:style-name="T68"> </text:span><text:span text:style-name="T19">M</text:span><text:span text:style-name="T12">e</text:span><text:span text:style-name="T19">t</text:span><text:span text:style-name="T18">h</text:span><text:span text:style-name="T27">o</text:span><text:span text:style-name="T3">ds</text:span></text:p>
      <text:p text:style-name="P27"><text:span text:style-name="T52">Agile method was used to develop the βExchange system.</text:span></text:p>
      <text:p text:style-name="P35"><text:span text:style-name="T101"><text:s/></text:span></text:p>
      <text:p text:style-name="P37"><text:span text:style-name="T102">S</text:span><text:span text:style-name="T113">e</text:span><text:span text:style-name="T115">c</text:span><text:span text:style-name="T116">t</text:span><text:span text:style-name="T103">i</text:span><text:span text:style-name="T117">o</text:span><text:span text:style-name="T104">n</text:span><text:span text:style-name="T101"> </text:span><text:span text:style-name="T104">4</text:span><text:span text:style-name="T105">:</text:span><text:span text:style-name="T101"> </text:span><text:span text:style-name="T122">A</text:span><text:span text:style-name="T118">r</text:span><text:span text:style-name="T115">c</text:span><text:span text:style-name="T104">h</text:span><text:span text:style-name="T103">i</text:span><text:span text:style-name="T116">t</text:span><text:span text:style-name="T113">e</text:span><text:span text:style-name="T115">c</text:span><text:span text:style-name="T116">t</text:span><text:span text:style-name="T104">u</text:span><text:span text:style-name="T118">r</text:span><text:span text:style-name="T121">a</text:span><text:span text:style-name="T101">I </text:span><text:span text:style-name="T102">S</text:span><text:span text:style-name="T116">t</text:span><text:span text:style-name="T118">r</text:span><text:span text:style-name="T132">a</text:span><text:span text:style-name="T116">t</text:span><text:span text:style-name="T113">e</text:span><text:span text:style-name="T120">g</text:span><text:span text:style-name="T103">i</text:span><text:span text:style-name="T113">e</text:span><text:span text:style-name="T114">s</text:span><text:span text:style-name="T101"> </text:span></text:p>
      <text:p text:style-name="P28"><text:span text:style-name="T2">4.1</text:span><text:span text:style-name="T40"> </text:span><text:span text:style-name="T2">Use</text:span><text:span text:style-name="T69"> </text:span><text:span text:style-name="T2">of</text:span><text:span text:style-name="T26"> </text:span><text:span text:style-name="T2">a</text:span><text:span text:style-name="T56"> </text:span><text:span text:style-name="T2">par</text:span><text:span text:style-name="T17">ti</text:span><text:span text:style-name="T11">c</text:span><text:span text:style-name="T17">ul</text:span><text:span text:style-name="T2">ar</text:span><text:span text:style-name="T70"> </text:span><text:span text:style-name="T17">t</text:span><text:span text:style-name="T11">y</text:span><text:span text:style-name="T2">pe</text:span><text:span text:style-name="T71"> </text:span><text:span text:style-name="T2">of</text:span><text:span text:style-name="T26"> </text:span><text:span text:style-name="T2">prod</text:span><text:span text:style-name="T17">u</text:span><text:span text:style-name="T11">c</text:span><text:span text:style-name="T2">t</text:span><text:span text:style-name="T67"> </text:span><text:span text:style-name="T11">(</text:span><text:span text:style-name="T2">progra</text:span><text:span text:style-name="T17">m</text:span><text:span text:style-name="T29">m</text:span><text:span text:style-name="T26">i</text:span><text:span text:style-name="T17">n</text:span><text:span text:style-name="T2">g</text:span><text:span text:style-name="T72"> </text:span><text:span text:style-name="T17">l</text:span><text:span text:style-name="T2">a</text:span><text:span text:style-name="T17">n</text:span><text:span text:style-name="T26">g</text:span><text:span text:style-name="T17">u</text:span><text:span text:style-name="T2">ag</text:span><text:span text:style-name="T11">e</text:span><text:span text:style-name="T2">,</text:span><text:span text:style-name="T73"> </text:span><text:span text:style-name="T2">da</text:span><text:span text:style-name="T17">t</text:span><text:span text:style-name="T2">aba</text:span><text:span text:style-name="T26">s</text:span><text:span text:style-name="T11">e</text:span><text:span text:style-name="T2">,</text:span><text:span text:style-name="T43"> </text:span><text:span text:style-name="T17">li</text:span><text:span text:style-name="T2">brar</text:span><text:span text:style-name="T11">y</text:span><text:span text:style-name="T2">,</text:span><text:span text:style-name="T25"> </text:span><text:span text:style-name="T11">e</text:span><text:span text:style-name="T17">t</text:span><text:span text:style-name="T11">c</text:span><text:span text:style-name="T2">.)</text:span></text:p>
      <text:p text:style-name="P28"><text:span text:style-name="T2"><text:tab/></text:span><text:span text:style-name="T51">PHP</text:span></text:p>
      <text:p text:style-name="P28"><text:soft-page-break/><text:span text:style-name="T51"><text:tab/>MySQL</text:span></text:p>
      <text:p text:style-name="P28"><text:span text:style-name="T51"><text:tab/>CSS</text:span></text:p>
      <text:p text:style-name="P28"><text:span text:style-name="T51"><text:tab/>HTML</text:span></text:p>
      <text:p text:style-name="P50"><text:span text:style-name="T2">4.2</text:span><text:span text:style-name="T40"> </text:span><text:span text:style-name="T17">R</text:span><text:span text:style-name="T11">e</text:span><text:span text:style-name="T17">u</text:span><text:span text:style-name="T2">se</text:span><text:span text:style-name="T63"> </text:span><text:span text:style-name="T2">of</text:span><text:span text:style-name="T26"> </text:span><text:span text:style-name="T11">e</text:span><text:span text:style-name="T2">x</text:span><text:span text:style-name="T17">i</text:span><text:span text:style-name="T2">s</text:span><text:span text:style-name="T17">tin</text:span><text:span text:style-name="T2">g</text:span><text:span text:style-name="T63"> </text:span><text:span text:style-name="T2">so</text:span><text:span text:style-name="T11">f</text:span><text:span text:style-name="T17">tw</text:span><text:span text:style-name="T2">are</text:span><text:span text:style-name="T63"> </text:span><text:span text:style-name="T11">c</text:span><text:span text:style-name="T2">o</text:span><text:span text:style-name="T29">m</text:span><text:span text:style-name="T2">po</text:span><text:span text:style-name="T17">n</text:span><text:span text:style-name="T11">en</text:span><text:span text:style-name="T17">t</text:span><text:span text:style-name="T2">s</text:span><text:span text:style-name="T59"> </text:span><text:span text:style-name="T17">t</text:span><text:span text:style-name="T2">o</text:span><text:span text:style-name="T26"> i</text:span><text:span text:style-name="T17">m</text:span><text:span text:style-name="T2">p</text:span><text:span text:style-name="T17">l</text:span><text:span text:style-name="T11">e</text:span><text:span text:style-name="T29">m</text:span><text:span text:style-name="T11">e</text:span><text:span text:style-name="T17">n</text:span><text:span text:style-name="T2">t</text:span><text:span text:style-name="T23"> </text:span><text:span text:style-name="T11">v</text:span><text:span text:style-name="T2">ar</text:span><text:span text:style-name="T17">i</text:span><text:span text:style-name="T26">o</text:span><text:span text:style-name="T17">u</text:span><text:span text:style-name="T2">s</text:span><text:span text:style-name="T67"> </text:span><text:span text:style-name="T2">par</text:span><text:span text:style-name="T17">t</text:span><text:span text:style-name="T2">s</text:span><text:span text:style-name="T17">/</text:span><text:span text:style-name="T11">fe</text:span><text:span text:style-name="T2">a</text:span><text:span text:style-name="T17">tu</text:span><text:span text:style-name="T2">r</text:span><text:span text:style-name="T11">e</text:span><text:span text:style-name="T2">s</text:span><text:span text:style-name="T74"> </text:span><text:span text:style-name="T2">of</text:span><text:span text:style-name="T26"> </text:span><text:span text:style-name="T19">t</text:span><text:span text:style-name="T18">h</text:span><text:span text:style-name="T3">e </text:span><text:span text:style-name="T2">s</text:span><text:span text:style-name="T11">y</text:span><text:span text:style-name="T2">s</text:span><text:span text:style-name="T17">t</text:span><text:span text:style-name="T11">e</text:span><text:span text:style-name="T2">m</text:span></text:p>
      <text:p text:style-name="P50"><text:span text:style-name="T2"><text:tab/></text:span><text:span text:style-name="T51">n/a</text:span></text:p>
      <text:p text:style-name="P27"><text:span text:style-name="T2">4.3</text:span><text:span text:style-name="T40"> </text:span><text:span text:style-name="T17">Futu</text:span><text:span text:style-name="T2">re</text:span><text:span text:style-name="T70"> </text:span><text:span text:style-name="T2">p</text:span><text:span text:style-name="T17">l</text:span><text:span text:style-name="T26">a</text:span><text:span text:style-name="T17">n</text:span><text:span text:style-name="T2">s</text:span><text:span text:style-name="T45"> </text:span><text:span text:style-name="T11">f</text:span><text:span text:style-name="T2">or</text:span><text:span text:style-name="T44"> </text:span><text:span text:style-name="T11">e</text:span><text:span text:style-name="T2">x</text:span><text:span text:style-name="T17">t</text:span><text:span text:style-name="T11">e</text:span><text:span text:style-name="T17">n</text:span><text:span text:style-name="T2">d</text:span><text:span text:style-name="T17">in</text:span><text:span text:style-name="T2">g</text:span><text:span text:style-name="T37"> </text:span><text:span text:style-name="T2">or</text:span><text:span text:style-name="T61"> </text:span><text:span text:style-name="T11">e</text:span><text:span text:style-name="T17">nh</text:span><text:span text:style-name="T2">a</text:span><text:span text:style-name="T17">n</text:span><text:span text:style-name="T11">c</text:span><text:span text:style-name="T26">i</text:span><text:span text:style-name="T17">n</text:span><text:span text:style-name="T2">g</text:span><text:span text:style-name="T75"> </text:span><text:span text:style-name="T17">th</text:span><text:span text:style-name="T2">e</text:span><text:span text:style-name="T49"> </text:span><text:span text:style-name="T3">so</text:span><text:span text:style-name="T12">f</text:span><text:span text:style-name="T19">t</text:span><text:span text:style-name="T21">w</text:span><text:span text:style-name="T4">a</text:span><text:span text:style-name="T5">r</text:span><text:span text:style-name="T3">e</text:span></text:p>
      <text:p text:style-name="P27"><text:span text:style-name="T52">//examples</text:span></text:p>
      <text:list xml:id="list4498517528255351872" text:style-name="WWNum3">
        <text:list-item>
          <text:p text:style-name="P7"><text:span text:style-name="T52">Include credit card payment</text:span></text:p>
        </text:list-item>
        <text:list-item>
          <text:p text:style-name="P7"><text:span text:style-name="T52">Include paypal payment</text:span></text:p>
        </text:list-item>
        <text:list-item>
          <text:p text:style-name="P7"><text:span text:style-name="T52">Include system chatting, allow users to chat about he books.</text:span></text:p>
        </text:list-item>
      </text:list>
      <text:p text:style-name="P27"><text:span text:style-name="T2">4.4</text:span><text:span text:style-name="T40"> </text:span><text:span text:style-name="T2">Us</text:span><text:span text:style-name="T11">e</text:span><text:span text:style-name="T2">r</text:span><text:span text:style-name="T24"> </text:span><text:span text:style-name="T17">int</text:span><text:span text:style-name="T11">e</text:span><text:span text:style-name="T2">r</text:span><text:span text:style-name="T11">f</text:span><text:span text:style-name="T2">a</text:span><text:span text:style-name="T11">c</text:span><text:span text:style-name="T2">e</text:span><text:span text:style-name="T50"> </text:span><text:span text:style-name="T2">para</text:span><text:span text:style-name="T29">d</text:span><text:span text:style-name="T17">i</text:span><text:span text:style-name="T2">g</text:span><text:span text:style-name="T17">m</text:span><text:span text:style-name="T2">s</text:span><text:span text:style-name="T50"> </text:span><text:span text:style-name="T11">(</text:span><text:span text:style-name="T2">or</text:span><text:span text:style-name="T44"> </text:span><text:span text:style-name="T2">s</text:span><text:span text:style-name="T11">y</text:span><text:span text:style-name="T2">s</text:span><text:span text:style-name="T17">t</text:span><text:span text:style-name="T11">e</text:span><text:span text:style-name="T2">m</text:span><text:span text:style-name="T65"> </text:span><text:span text:style-name="T26">i</text:span><text:span text:style-name="T17">n</text:span><text:span text:style-name="T2">p</text:span><text:span text:style-name="T17">u</text:span><text:span text:style-name="T2">t</text:span><text:span text:style-name="T45"> </text:span><text:span text:style-name="T26">a</text:span><text:span text:style-name="T11">n</text:span><text:span text:style-name="T2">d</text:span><text:span text:style-name="T60"> </text:span><text:span text:style-name="T2">o</text:span><text:span text:style-name="T17">ut</text:span><text:span text:style-name="T2">p</text:span><text:span text:style-name="T17">u</text:span><text:span text:style-name="T2">t</text:span><text:span text:style-name="T34"> </text:span><text:span text:style-name="T29">m</text:span><text:span text:style-name="T2">od</text:span><text:span text:style-name="T11">e</text:span><text:span text:style-name="T17">l</text:span><text:span text:style-name="T2">s)</text:span></text:p>
      <text:list xml:id="list2337704041771474356" text:style-name="WWNum2">
        <text:list-item>
          <text:p text:style-name="P8"><text:span text:style-name="T51">Web based system</text:span></text:p>
          <text:list>
            <text:list-item>
              <text:p text:style-name="P8"><text:span text:style-name="T51">Apache Web Server</text:span></text:p>
            </text:list-item>
            <text:list-item>
              <text:p text:style-name="P8"><text:span text:style-name="T51">Chrome browser</text:span></text:p>
            </text:list-item>
          </text:list>
        </text:list-item>
        <text:list-item>
          <text:p text:style-name="P8"><text:span text:style-name="T51">HTML, CSS</text:span></text:p>
        </text:list-item>
      </text:list>
      <text:p text:style-name="P27"><text:span text:style-name="T2">4.5</text:span><text:span text:style-name="T40"> </text:span><text:span text:style-name="T17">H</text:span><text:span text:style-name="T2">ard</text:span><text:span text:style-name="T17">w</text:span><text:span text:style-name="T2">are</text:span><text:span text:style-name="T76"> </text:span><text:span text:style-name="T2">a</text:span><text:span text:style-name="T17">n</text:span><text:span text:style-name="T2">d</text:span><text:span text:style-name="T17">/</text:span><text:span text:style-name="T2">or</text:span><text:span text:style-name="T38"> </text:span><text:span text:style-name="T2">so</text:span><text:span text:style-name="T40">f</text:span><text:span text:style-name="T17">tw</text:span><text:span text:style-name="T2">are</text:span><text:span text:style-name="T63"> </text:span><text:span text:style-name="T17">int</text:span><text:span text:style-name="T11">e</text:span><text:span text:style-name="T2">r</text:span><text:span text:style-name="T11">f</text:span><text:span text:style-name="T2">a</text:span><text:span text:style-name="T11">c</text:span><text:span text:style-name="T2">e</text:span><text:span text:style-name="T50"> </text:span><text:span text:style-name="T3">p</text:span><text:span text:style-name="T4">a</text:span><text:span text:style-name="T5">r</text:span><text:span text:style-name="T4">a</text:span><text:span text:style-name="T3">d</text:span><text:span text:style-name="T19">i</text:span><text:span text:style-name="T3">g</text:span><text:span text:style-name="T30">m</text:span><text:span text:style-name="T3">s</text:span></text:p>
      <text:list xml:id="list7758401962880746510" text:style-name="WWNum4">
        <text:list-item>
          <text:p text:style-name="P9"><text:span text:style-name="T52">Web server Apache is used to support βExchange</text:span></text:p>
        </text:list-item>
        <text:list-item>
          <text:p text:style-name="P9"><text:span text:style-name="T52">HTTP is used as the protocol</text:span></text:p>
        </text:list-item>
        <text:list-item>
          <text:p text:style-name="P9"><text:span text:style-name="T52">Standard SQL is used to operate the database.</text:span></text:p>
        </text:list-item>
      </text:list>
      <text:p text:style-name="P27"><text:span text:style-name="T2">4.6</text:span><text:span text:style-name="T40"> </text:span><text:span text:style-name="T17">E</text:span><text:span text:style-name="T2">rror</text:span><text:span text:style-name="T77"> </text:span><text:span text:style-name="T2">d</text:span><text:span text:style-name="T11">e</text:span><text:span text:style-name="T17">t</text:span><text:span text:style-name="T11">ec</text:span><text:span text:style-name="T17">ti</text:span><text:span text:style-name="T2">on</text:span><text:span text:style-name="T35"> </text:span><text:span text:style-name="T2">a</text:span><text:span text:style-name="T17">n</text:span><text:span text:style-name="T2">d</text:span><text:span text:style-name="T45"> </text:span><text:span text:style-name="T2">r</text:span><text:span text:style-name="T11">ec</text:span><text:span text:style-name="T2">o</text:span><text:span text:style-name="T11">ve</text:span><text:span text:style-name="T29">r</text:span><text:span text:style-name="T2">y</text:span></text:p>
      <text:p text:style-name="P5"><text:span text:style-name="T51">If input user id and password do not match the system, the system will reject the access request.</text:span></text:p>
      <text:p text:style-name="P27"><text:span text:style-name="T2">4.7</text:span><text:span text:style-name="T40"> </text:span><text:span text:style-name="T17">E</text:span><text:span text:style-name="T2">x</text:span><text:span text:style-name="T17">t</text:span><text:span text:style-name="T11">e</text:span><text:span text:style-name="T2">r</text:span><text:span text:style-name="T17">n</text:span><text:span text:style-name="T2">al</text:span><text:span text:style-name="T78"> </text:span><text:span text:style-name="T2">da</text:span><text:span text:style-name="T17">t</text:span><text:span text:style-name="T2">abas</text:span><text:span text:style-name="T11">e</text:span><text:span text:style-name="T2">s</text:span><text:span text:style-name="T46"> </text:span><text:span text:style-name="T26">a</text:span><text:span text:style-name="T17">n</text:span><text:span text:style-name="T2">d</text:span><text:span text:style-name="T17">/</text:span><text:span text:style-name="T2">or</text:span><text:span text:style-name="T38"> </text:span><text:span text:style-name="T2">da</text:span><text:span text:style-name="T17">t</text:span><text:span text:style-name="T2">a</text:span><text:span text:style-name="T60"> </text:span><text:span text:style-name="T2">s</text:span><text:span text:style-name="T17">t</text:span><text:span text:style-name="T2">orage</text:span><text:span text:style-name="T34"> </text:span><text:span text:style-name="T29">m</text:span><text:span text:style-name="T2">a</text:span><text:span text:style-name="T17">n</text:span><text:span text:style-name="T26">a</text:span><text:span text:style-name="T2">g</text:span><text:span text:style-name="T11">e</text:span><text:span text:style-name="T29">m</text:span><text:span text:style-name="T11">e</text:span><text:span text:style-name="T17">n</text:span><text:span text:style-name="T2">t</text:span><text:span text:style-name="T58"> </text:span><text:span text:style-name="T2">a</text:span><text:span text:style-name="T17">n</text:span><text:span text:style-name="T2">d</text:span><text:span text:style-name="T60"> </text:span><text:span text:style-name="T3">p</text:span><text:span text:style-name="T12">e</text:span><text:span text:style-name="T5">r</text:span><text:span text:style-name="T3">s</text:span><text:span text:style-name="T19">i</text:span><text:span text:style-name="T27">s</text:span><text:span text:style-name="T19">t</text:span><text:span text:style-name="T12">e</text:span><text:span text:style-name="T18">n</text:span><text:span text:style-name="T12">c</text:span><text:span text:style-name="T3">e</text:span></text:p>
      <text:list xml:id="list2183945691466793721" text:style-name="WWNum6">
        <text:list-item>
          <text:p text:style-name="P10"><text:span text:style-name="T52">MySQL</text:span></text:p>
        </text:list-item>
      </text:list>
      <text:p text:style-name="P27"><text:span text:style-name="T2">4.8</text:span><text:span text:style-name="T40"> </text:span><text:span text:style-name="T2">D</text:span><text:span text:style-name="T17">i</text:span><text:span text:style-name="T2">s</text:span><text:span text:style-name="T17">t</text:span><text:span text:style-name="T2">r</text:span><text:span text:style-name="T17">i</text:span><text:span text:style-name="T2">b</text:span><text:span text:style-name="T17">ut</text:span><text:span text:style-name="T11">e</text:span><text:span text:style-name="T2">d</text:span><text:span text:style-name="T79"> </text:span><text:span text:style-name="T2">da</text:span><text:span text:style-name="T17">t</text:span><text:span text:style-name="T2">a</text:span><text:span text:style-name="T60"> </text:span><text:span text:style-name="T2">or</text:span><text:span text:style-name="T61"> </text:span><text:span text:style-name="T40">c</text:span><text:span text:style-name="T2">o</text:span><text:span text:style-name="T17">nt</text:span><text:span text:style-name="T2">rol</text:span><text:span text:style-name="T25"> </text:span><text:span text:style-name="T2">o</text:span><text:span text:style-name="T11">ve</text:span><text:span text:style-name="T2">r</text:span><text:span text:style-name="T62"> </text:span><text:span text:style-name="T2">a</text:span><text:span text:style-name="T56"> </text:span><text:span text:style-name="T18">n</text:span><text:span text:style-name="T12">e</text:span><text:span text:style-name="T19">t</text:span><text:span text:style-name="T21">w</text:span><text:span text:style-name="T3">o</text:span><text:span text:style-name="T5">r</text:span><text:span text:style-name="T3">k</text:span></text:p>
      <text:list xml:id="list36518658" text:continue-numbering="true" text:style-name="WWNum6">
        <text:list-item>
          <text:p text:style-name="P10"><text:span text:style-name="T52">Web based system</text:span></text:p>
        </text:list-item>
      </text:list>
      <text:p text:style-name="P27"><text:span text:style-name="T2">4.9</text:span><text:span text:style-name="T62"> </text:span><text:span text:style-name="T17">C</text:span><text:span text:style-name="T2">o</text:span><text:span text:style-name="T17">n</text:span><text:span text:style-name="T11">c</text:span><text:span text:style-name="T17">u</text:span><text:span text:style-name="T2">rr</text:span><text:span text:style-name="T11">e</text:span><text:span text:style-name="T17">n</text:span><text:span text:style-name="T11">c</text:span><text:span text:style-name="T2">y</text:span><text:span text:style-name="T72"> </text:span><text:span text:style-name="T2">a</text:span><text:span text:style-name="T17">n</text:span><text:span text:style-name="T2">d</text:span><text:span text:style-name="T60"> </text:span><text:span text:style-name="T3">s</text:span><text:span text:style-name="T14">y</text:span><text:span text:style-name="T18">n</text:span><text:span text:style-name="T12">c</text:span><text:span text:style-name="T18">h</text:span><text:span text:style-name="T5">r</text:span><text:span text:style-name="T3">o</text:span><text:span text:style-name="T18">n</text:span><text:span text:style-name="T19">i</text:span><text:span text:style-name="T7">z</text:span><text:span text:style-name="T4">a</text:span><text:span text:style-name="T19">ti</text:span><text:span text:style-name="T27">o</text:span><text:span text:style-name="T8">n</text:span></text:p>
      <text:list xml:id="list36516678" text:continue-numbering="true" text:style-name="WWNum6">
        <text:list-item>
          <text:p text:style-name="P10"><text:span text:style-name="T52">βExchange web based system use database to synchronize books’ and users’ information. This information is updated automatically when user post new books or change book’s information.</text:span></text:p>
        </text:list-item>
      </text:list>
      <text:p text:style-name="P27"><text:span text:style-name="T2">4.10</text:span><text:span text:style-name="T62"> </text:span><text:span text:style-name="T17">C</text:span><text:span text:style-name="T2">o</text:span><text:span text:style-name="T17">mmu</text:span><text:span text:style-name="T11">n</text:span><text:span text:style-name="T17">i</text:span><text:span text:style-name="T11">c</text:span><text:span text:style-name="T2">a</text:span><text:span text:style-name="T17">ti</text:span><text:span text:style-name="T2">on</text:span><text:span text:style-name="T80"> </text:span><text:span text:style-name="T30">m</text:span><text:span text:style-name="T41">e</text:span><text:span text:style-name="T12">c</text:span><text:span text:style-name="T18">h</text:span><text:span text:style-name="T4">a</text:span><text:span text:style-name="T18">n</text:span><text:span text:style-name="T19">i</text:span><text:span text:style-name="T27">s</text:span><text:span text:style-name="T30">m</text:span><text:span text:style-name="T3">s</text:span></text:p>
      <text:list xml:id="list36516623" text:continue-numbering="true" text:style-name="WWNum6">
        <text:list-item>
          <text:p text:style-name="P10"><text:span text:style-name="T52">http protocol</text:span></text:p>
        </text:list-item>
        <text:list-item>
          <text:p text:style-name="P10"><text:span text:style-name="T52">web based system</text:span></text:p>
        </text:list-item>
      </text:list>
      <text:p text:style-name="P1"/>
      <text:p text:style-name="P2"/>
      <text:p text:style-name="P39"><text:span text:style-name="T102">S</text:span><text:span text:style-name="T113">e</text:span><text:span text:style-name="T115">c</text:span><text:span text:style-name="T116">t</text:span><text:span text:style-name="T103">i</text:span><text:span text:style-name="T117">o</text:span><text:span text:style-name="T104">n</text:span><text:span text:style-name="T101"> </text:span><text:span text:style-name="T104">5</text:span><text:span text:style-name="T105">:</text:span><text:span text:style-name="T101"> </text:span><text:span text:style-name="T102">S</text:span><text:span text:style-name="T106">y</text:span><text:span text:style-name="T114">s</text:span><text:span text:style-name="T116">t</text:span><text:span text:style-name="T113">e</text:span><text:span text:style-name="T125">m</text:span><text:span text:style-name="T101"> </text:span><text:span text:style-name="T122">A</text:span><text:span text:style-name="T118">r</text:span><text:span text:style-name="T115">c</text:span><text:span text:style-name="T104">h</text:span><text:span text:style-name="T103">i</text:span><text:span text:style-name="T116">t</text:span><text:span text:style-name="T113">e</text:span><text:span text:style-name="T115">c</text:span><text:span text:style-name="T116">t</text:span><text:span text:style-name="T104">u</text:span><text:span text:style-name="T118">r</text:span><text:span text:style-name="T113">e</text:span><text:span text:style-name="T101"> </text:span></text:p>
      <text:p text:style-name="P51"><text:span text:style-name="T2">T</text:span><text:span text:style-name="T17">hi</text:span><text:span text:style-name="T2">s</text:span><text:span text:style-name="T24"> </text:span><text:span text:style-name="T2">s</text:span><text:span text:style-name="T11">ec</text:span><text:span text:style-name="T17">ti</text:span><text:span text:style-name="T2">on</text:span><text:span text:style-name="T49"> </text:span><text:span text:style-name="T2">s</text:span><text:span text:style-name="T17">h</text:span><text:span text:style-name="T26">o</text:span><text:span text:style-name="T17">ul</text:span><text:span text:style-name="T2">d</text:span><text:span text:style-name="T67"> </text:span><text:span text:style-name="T2">pro</text:span><text:span text:style-name="T11">v</text:span><text:span text:style-name="T17">i</text:span><text:span text:style-name="T2">de</text:span><text:span text:style-name="T57"> </text:span><text:span text:style-name="T2">a</text:span><text:span text:style-name="T56"> </text:span><text:span text:style-name="T17">hi</text:span><text:span text:style-name="T2">g</text:span><text:span text:style-name="T17">h</text:span><text:span text:style-name="T11">-</text:span><text:span text:style-name="T17">l</text:span><text:span text:style-name="T11">eve</text:span><text:span text:style-name="T2">l</text:span><text:span text:style-name="T23"> </text:span><text:span text:style-name="T9">o</text:span><text:span text:style-name="T15">ve</text:span><text:span text:style-name="T9">r</text:span><text:span text:style-name="T15">v</text:span><text:span text:style-name="T31">i</text:span><text:span text:style-name="T15">e</text:span><text:span text:style-name="T9">w</text:span><text:span text:style-name="T36"> </text:span><text:span text:style-name="T2">of</text:span><text:span text:style-name="T26"> </text:span><text:span text:style-name="T17">h</text:span><text:span text:style-name="T2">ow</text:span><text:span text:style-name="T26"> </text:span><text:span text:style-name="T17">th</text:span><text:span text:style-name="T2">e</text:span><text:span text:style-name="T24"> </text:span><text:span text:style-name="T11">f</text:span><text:span text:style-name="T17">un</text:span><text:span text:style-name="T11">c</text:span><text:span text:style-name="T17">ti</text:span><text:span text:style-name="T2">o</text:span><text:span text:style-name="T17">n</text:span><text:span text:style-name="T26">a</text:span><text:span text:style-name="T17">lit</text:span><text:span text:style-name="T2">y</text:span><text:span text:style-name="T81"> </text:span><text:span text:style-name="T4">a</text:span><text:span text:style-name="T18">n</text:span><text:span text:style-name="T3">d </text:span><text:span text:style-name="T2">r</text:span><text:span text:style-name="T11">e</text:span><text:span text:style-name="T2">spo</text:span><text:span text:style-name="T17">n</text:span><text:span text:style-name="T2">s</text:span><text:span text:style-name="T17">i</text:span><text:span text:style-name="T2">b</text:span><text:span text:style-name="T17">ili</text:span><text:span text:style-name="T26">t</text:span><text:span text:style-name="T17">i</text:span><text:span text:style-name="T11">e</text:span><text:span text:style-name="T2">s</text:span><text:span text:style-name="T61"> </text:span><text:span text:style-name="T2">of</text:span><text:span text:style-name="T26"> </text:span><text:span text:style-name="T17">th</text:span><text:span text:style-name="T2">e</text:span><text:span text:style-name="T24"> </text:span><text:span text:style-name="T2">s</text:span><text:span text:style-name="T11">y</text:span><text:span text:style-name="T2">s</text:span><text:span text:style-name="T17">t</text:span><text:span text:style-name="T11">e</text:span><text:span text:style-name="T2">m</text:span><text:span text:style-name="T65"> </text:span><text:span text:style-name="T17">w</text:span><text:span text:style-name="T11">e</text:span><text:span text:style-name="T2">re</text:span><text:span text:style-name="T62"> </text:span><text:span text:style-name="T2">par</text:span><text:span text:style-name="T17">ti</text:span><text:span text:style-name="T26">t</text:span><text:span text:style-name="T17">i</text:span><text:span text:style-name="T2">o</text:span><text:span text:style-name="T17">n</text:span><text:span text:style-name="T11">e</text:span><text:span text:style-name="T2">d</text:span><text:span text:style-name="T82"> </text:span><text:span text:style-name="T2">a</text:span><text:span text:style-name="T11">n</text:span><text:span text:style-name="T2">d</text:span><text:span text:style-name="T60"> </text:span><text:span text:style-name="T17">th</text:span><text:span text:style-name="T11">e</text:span><text:span text:style-name="T2">n</text:span><text:span text:style-name="T48"> </text:span><text:span text:style-name="T2">ass</text:span><text:span text:style-name="T17">i</text:span><text:span text:style-name="T2">g</text:span><text:span text:style-name="T17">n</text:span><text:span text:style-name="T11">e</text:span><text:span text:style-name="T2">d</text:span><text:span text:style-name="T83"> </text:span><text:span text:style-name="T17">t</text:span><text:span text:style-name="T2">o</text:span><text:span text:style-name="T26"> s</text:span><text:span text:style-name="T17">u</text:span><text:span text:style-name="T2">bs</text:span><text:span text:style-name="T11">y</text:span><text:span text:style-name="T2">s</text:span><text:span text:style-name="T17">t</text:span><text:span text:style-name="T11">e</text:span><text:span text:style-name="T29">m</text:span><text:span text:style-name="T2">s</text:span><text:span text:style-name="T84"> </text:span><text:span text:style-name="T3">o</text:span><text:span text:style-name="T5">r </text:span><text:span text:style-name="T12">c</text:span><text:span text:style-name="T3">o</text:span><text:span text:style-name="T30">m</text:span><text:span text:style-name="T3">po</text:span><text:span text:style-name="T18">n</text:span><text:span text:style-name="T12">e</text:span><text:span text:style-name="T18">n</text:span><text:span text:style-name="T19">t</text:span><text:span text:style-name="T3">s.</text:span></text:p>
      <text:p text:style-name="P32"><text:span text:style-name="T2">5.1</text:span><text:span text:style-name="T40"> </text:span><text:span text:style-name="T16">User Register Subsystem</text:span></text:p>
      <text:p text:style-name="P24"><text:span text:style-name="T8">This subsystem allows a new user to register to the system by using email address and password.</text:span></text:p>
      <text:p text:style-name="P43"/>
      <text:p text:style-name="P33"><text:span text:style-name="T2">5.2</text:span><text:span text:style-name="T40"> </text:span><text:span text:style-name="T16">User login subsystem</text:span></text:p>
      <text:p text:style-name="P25"><text:span text:style-name="T2">This subsystem allows an existing user to login to the system by using email address and password. <text:s/>If the user is not registered, the request will be rejected and the system will allow the user to re-try. <text:s/>The re-try times are unlimited</text:span></text:p>
      <text:p text:style-name="P27"><text:span text:style-name="T2">.</text:span></text:p>
      <text:p text:style-name="P27"><text:span text:style-name="T2">.</text:span></text:p>
      <text:p text:style-name="P27"><text:soft-page-break/><text:span text:style-name="T2">.</text:span></text:p>
      <text:p text:style-name="P27"><text:span text:style-name="T2">5.n</text:span><text:span text:style-name="T44"> </text:span><text:span text:style-name="T11">c</text:span><text:span text:style-name="T2">o</text:span><text:span text:style-name="T29">m</text:span><text:span text:style-name="T2">p</text:span><text:span text:style-name="T26">o</text:span><text:span text:style-name="T17">n</text:span><text:span text:style-name="T11">e</text:span><text:span text:style-name="T17">nt</text:span><text:span text:style-name="T11">-</text:span><text:span text:style-name="T2">n</text:span><text:span text:style-name="T85"> </text:span><text:span text:style-name="T11">(</text:span><text:span text:style-name="T2">s</text:span><text:span text:style-name="T17">u</text:span><text:span text:style-name="T2">bs</text:span><text:span text:style-name="T40">y</text:span><text:span text:style-name="T2">s</text:span><text:span text:style-name="T17">t</text:span><text:span text:style-name="T11">e</text:span><text:span text:style-name="T29">m</text:span><text:span text:style-name="T11">-</text:span><text:span text:style-name="T17">n</text:span><text:span text:style-name="T2">) </text:span><text:span text:style-name="T17">n</text:span><text:span text:style-name="T26">a</text:span><text:span text:style-name="T29">m</text:span><text:span text:style-name="T2">e</text:span><text:span text:style-name="T25"> </text:span><text:span text:style-name="T2">or</text:span><text:span text:style-name="T61"> </text:span><text:span text:style-name="T3">d</text:span><text:span text:style-name="T12">e</text:span><text:span text:style-name="T3">s</text:span><text:span text:style-name="T12">c</text:span><text:span text:style-name="T5">r</text:span><text:span text:style-name="T19">i</text:span><text:span text:style-name="T27">p</text:span><text:span text:style-name="T19">ti</text:span><text:span text:style-name="T3">o</text:span><text:span text:style-name="T8">n</text:span></text:p>
      <text:p text:style-name="P35"><text:span text:style-name="T101"><text:s/></text:span></text:p>
      <text:p text:style-name="P40"><text:span text:style-name="T102">S</text:span><text:span text:style-name="T113">e</text:span><text:span text:style-name="T115">c</text:span><text:span text:style-name="T116">t</text:span><text:span text:style-name="T103">i</text:span><text:span text:style-name="T117">o</text:span><text:span text:style-name="T104">n</text:span><text:span text:style-name="T101"> </text:span><text:span text:style-name="T104">6</text:span><text:span text:style-name="T105">:</text:span><text:span text:style-name="T101"> </text:span><text:span text:style-name="T108">D</text:span><text:span text:style-name="T113">e</text:span><text:span text:style-name="T116">t</text:span><text:span text:style-name="T121">a</text:span><text:span text:style-name="T103">i</text:span><text:span text:style-name="T101">I</text:span><text:span text:style-name="T130">e</text:span><text:span text:style-name="T120">d</text:span><text:span text:style-name="T101"> </text:span><text:span text:style-name="T102">S</text:span><text:span text:style-name="T106">y</text:span><text:span text:style-name="T114">s</text:span><text:span text:style-name="T116">t</text:span><text:span text:style-name="T113">e</text:span><text:span text:style-name="T123">m</text:span><text:span text:style-name="T101"> </text:span><text:span text:style-name="T108">D</text:span><text:span text:style-name="T113">e</text:span><text:span text:style-name="T114">s</text:span><text:span text:style-name="T103">i</text:span><text:span text:style-name="T126">g</text:span><text:span text:style-name="T104">n</text:span><text:span text:style-name="T101"> </text:span></text:p>
      <text:p text:style-name="P27"><text:span text:style-name="T2">6.1</text:span><text:span text:style-name="T40"> </text:span><text:span text:style-name="T32">User Register System</text:span></text:p>
      <text:p text:style-name="P45"><text:span text:style-name="T100">•</text:span><text:span text:style-name="T99"><text:tab/></text:span><text:span text:style-name="T3">D</text:span><text:span text:style-name="T12">ef</text:span><text:span text:style-name="T19">i</text:span><text:span text:style-name="T18">n</text:span><text:span text:style-name="T19">iti</text:span><text:span text:style-name="T3">o</text:span><text:span text:style-name="T8">n</text:span></text:p>
      <text:p text:style-name="P24"><text:span text:style-name="T53">This subsystem allows a new user to register to the system by using email address and password.</text:span></text:p>
      <text:p text:style-name="P46"><text:span text:style-name="T100">•</text:span><text:span text:style-name="T99"><text:tab/></text:span><text:span text:style-name="T17">R</text:span><text:span text:style-name="T11">e</text:span><text:span text:style-name="T2">spo</text:span><text:span text:style-name="T17">n</text:span><text:span text:style-name="T2">s</text:span><text:span text:style-name="T17">i</text:span><text:span text:style-name="T2">b</text:span><text:span text:style-name="T17">il</text:span><text:span text:style-name="T26">i</text:span><text:span text:style-name="T17">ti</text:span><text:span text:style-name="T11">e</text:span><text:span text:style-name="T2">s</text:span></text:p>
      <text:p text:style-name="P24"><text:span text:style-name="T53">This subsystem allows a new user to provide email address and password to the system and store them into the database</text:span></text:p>
      <text:p text:style-name="P46"><text:span text:style-name="T100">•</text:span><text:span text:style-name="T99"><text:tab/></text:span><text:span text:style-name="T19">C</text:span><text:span text:style-name="T3">o</text:span><text:span text:style-name="T18">n</text:span><text:span text:style-name="T3">s</text:span><text:span text:style-name="T19">t</text:span><text:span text:style-name="T5">r</text:span><text:span text:style-name="T4">a</text:span><text:span text:style-name="T27">i</text:span><text:span text:style-name="T18">n</text:span><text:span text:style-name="T19">t</text:span><text:span text:style-name="T3">s</text:span></text:p>
      <text:p text:style-name="P52"><text:span text:style-name="T51">This subsystem does not check the format of the email address and password. <text:s/>There is no limitation to the email address and password. </text:span></text:p>
      <text:p text:style-name="P46"><text:span text:style-name="T100">•</text:span><text:span text:style-name="T99"><text:tab/></text:span><text:span text:style-name="T3">Us</text:span><text:span text:style-name="T12">e</text:span><text:span text:style-name="T3">s</text:span><text:span text:style-name="T19">/</text:span><text:span text:style-name="T5">I</text:span><text:span text:style-name="T18">n</text:span><text:span text:style-name="T19">t</text:span><text:span text:style-name="T12">e</text:span><text:span text:style-name="T5">r</text:span><text:span text:style-name="T4">a</text:span><text:span text:style-name="T12">c</text:span><text:span text:style-name="T19">ti</text:span><text:span text:style-name="T3">o</text:span><text:span text:style-name="T18">n</text:span><text:span text:style-name="T3">s</text:span></text:p>
      <text:p text:style-name="P46"><text:span text:style-name="T3"><text:tab/></text:span><text:span text:style-name="T52">This subsystem provides the email address and password to database</text:span></text:p>
      <text:p text:style-name="P46"><text:span text:style-name="T100">•</text:span><text:span text:style-name="T99"><text:tab/></text:span><text:span text:style-name="T19">R</text:span><text:span text:style-name="T12">e</text:span><text:span text:style-name="T3">so</text:span><text:span text:style-name="T18">u</text:span><text:span text:style-name="T5">r</text:span><text:span text:style-name="T12">ce</text:span><text:span text:style-name="T3">s</text:span></text:p>
      <text:p text:style-name="P46"><text:span text:style-name="T3"><text:tab/></text:span><text:span text:style-name="T52">This subsystem interacts with database.</text:span></text:p>
      <text:p text:style-name="P46"><text:span text:style-name="T100">•</text:span><text:span text:style-name="T99"><text:tab/></text:span><text:span text:style-name="T10">P</text:span><text:span text:style-name="T5">r</text:span><text:span text:style-name="T3">o</text:span><text:span text:style-name="T12">ce</text:span><text:span text:style-name="T3">ss</text:span><text:span text:style-name="T19">i</text:span><text:span text:style-name="T18">n</text:span><text:span text:style-name="T3">g</text:span></text:p>
      <text:p text:style-name="P53"><text:span text:style-name="T51">This subsystem displays a web based form. After user inputs his/her email address and password, the user can click the submit button to submit the information to backend PHP program UserInsert.php. <text:s/>The UserInsert.php receives all the data: email address and password from the webpage and inserts all of them into database table: user.</text:span></text:p>
      <text:p text:style-name="P46"><text:span text:style-name="T100">•</text:span><text:span text:style-name="T99"><text:tab/></text:span><text:span text:style-name="T5">I</text:span><text:span text:style-name="T18">n</text:span><text:span text:style-name="T19">t</text:span><text:span text:style-name="T12">e</text:span><text:span text:style-name="T5">r</text:span><text:span text:style-name="T12">f</text:span><text:span text:style-name="T4">a</text:span><text:span text:style-name="T12">ce</text:span><text:span text:style-name="T19">/</text:span><text:span text:style-name="T22">E</text:span><text:span text:style-name="T3">xpo</text:span><text:span text:style-name="T5">r</text:span><text:span text:style-name="T19">t</text:span><text:span text:style-name="T3">s</text:span></text:p>
      <text:p text:style-name="P46"><text:span text:style-name="T3"><text:tab/></text:span><text:span text:style-name="T52">User information includes:</text:span></text:p>
      <text:list xml:id="list6677284278636453440" text:style-name="WWNum8">
        <text:list-item>
          <text:p text:style-name="P22"><text:span text:style-name="T52">email address </text:span></text:p>
        </text:list-item>
        <text:list-item>
          <text:p text:style-name="P22"><text:span text:style-name="T52">password</text:span></text:p>
        </text:list-item>
      </text:list>
      <text:p text:style-name="P21"><text:span text:style-name="T3">6.2 </text:span><text:span text:style-name="T52">User Login System</text:span></text:p>
      <text:p text:style-name="P21"><text:span text:style-name="T52">…</text:span></text:p>
      <text:p text:style-name="P21"><text:span text:style-name="T3">6.n</text:span></text:p>
      <text:p text:style-name="P54"/>
      <text:p text:style-name="P39"><text:span text:style-name="T102">S</text:span><text:span text:style-name="T113">e</text:span><text:span text:style-name="T115">c</text:span><text:span text:style-name="T116">t</text:span><text:span text:style-name="T103">i</text:span><text:span text:style-name="T117">o</text:span><text:span text:style-name="T104">n</text:span><text:span text:style-name="T101"> </text:span><text:span text:style-name="T104">7</text:span><text:span text:style-name="T105">:</text:span><text:span text:style-name="T101"> </text:span><text:span text:style-name="T109">G</text:span><text:span text:style-name="T118">r</text:span><text:span text:style-name="T121">a</text:span><text:span text:style-name="T120">p</text:span><text:span text:style-name="T104">h</text:span><text:span text:style-name="T131">i</text:span><text:span text:style-name="T115">c</text:span><text:span text:style-name="T121">a</text:span><text:span text:style-name="T101">I </text:span><text:span text:style-name="T110">U</text:span><text:span text:style-name="T114">s</text:span><text:span text:style-name="T113">e</text:span><text:span text:style-name="T118">r</text:span><text:span text:style-name="T101"> </text:span><text:span text:style-name="T124">I</text:span><text:span text:style-name="T104">n</text:span><text:span text:style-name="T116">t</text:span><text:span text:style-name="T113">e</text:span><text:span text:style-name="T118">r</text:span><text:span text:style-name="T111">f</text:span><text:span text:style-name="T121">a</text:span><text:span text:style-name="T115">c</text:span><text:span text:style-name="T130">e</text:span><text:span text:style-name="T101"> </text:span><text:span text:style-name="T108">D</text:span><text:span text:style-name="T113">e</text:span><text:span text:style-name="T114">s</text:span><text:span text:style-name="T103">i</text:span><text:span text:style-name="T120">g</text:span><text:span text:style-name="T104">n</text:span><text:span text:style-name="T101"> </text:span></text:p>
      <text:p text:style-name="P27"><text:span text:style-name="T2">7.1</text:span><text:span text:style-name="T40"> </text:span><text:span text:style-name="T32">User Register System</text:span></text:p>
      <text:p text:style-name="P27"><text:span text:style-name="T2"><text:tab/>[picture of GUI]</text:span></text:p>
      <text:p text:style-name="P27"><text:span text:style-name="T2">7.2 </text:span><text:span text:style-name="T51">User Login System</text:span></text:p>
      <text:p text:style-name="P27"><text:span text:style-name="T2">…</text:span></text:p>
      <text:p text:style-name="P27"><text:span text:style-name="T2">7.n</text:span></text:p>
      <text:p text:style-name="P36"/>
      <text:p text:style-name="P40"><text:span text:style-name="T102">S</text:span><text:span text:style-name="T113">e</text:span><text:span text:style-name="T115">c</text:span><text:span text:style-name="T116">t</text:span><text:span text:style-name="T103">i</text:span><text:span text:style-name="T117">o</text:span><text:span text:style-name="T104">n</text:span><text:span text:style-name="T101"> </text:span><text:span text:style-name="T102">8</text:span><text:span text:style-name="T105">:</text:span><text:span text:style-name="T101"> </text:span><text:span text:style-name="T109">Data Base Design</text:span></text:p>
      <text:p text:style-name="P34"><text:span text:style-name="T17">8.1 Table User</text:span></text:p>
      <table:table table:name="Table1" table:style-name="Table1">
        <table:table-column table:style-name="Table1.A"/>
        <table:table-column table:style-name="Table1.B"/>
        <table:table-row table:style-name="Table1.1">
          <table:table-cell table:style-name="Table1.A1" office:value-type="string">
            <text:p text:style-name="P12"><text:span text:style-name="T17">Email_address</text:span></text:p>
          </table:table-cell>
          <table:table-cell table:style-name="Table1.A1" office:value-type="string">
            <text:p text:style-name="P12"><text:span text:style-name="T17">VarChar(100)</text:span></text:p>
          </table:table-cell>
        </table:table-row>
        <table:table-row table:style-name="Table1.1">
          <table:table-cell table:style-name="Table1.A1" office:value-type="string">
            <text:p text:style-name="P12"><text:span text:style-name="T17">Password</text:span></text:p>
          </table:table-cell>
          <table:table-cell table:style-name="Table1.A1" office:value-type="string">
            <text:p text:style-name="P12"><text:span text:style-name="T17">VarChar(100)</text:span></text:p>
          </table:table-cell>
        </table:table-row>
      </table:table>
      <text:p text:style-name="P30"/>
      <text:p text:style-name="P34"><text:span text:style-name="T17">8.2 Table Books</text:span></text:p>
      <text:p text:style-name="P55"/>
      <text:p text:style-name="P31"/>
      <text:p text:style-name="P40"><text:span text:style-name="T102">S</text:span><text:span text:style-name="T113">e</text:span><text:span text:style-name="T115">c</text:span><text:span text:style-name="T116">t</text:span><text:span text:style-name="T103">i</text:span><text:span text:style-name="T117">o</text:span><text:span text:style-name="T104">n</text:span><text:span text:style-name="T101"> </text:span><text:span text:style-name="T102">9</text:span><text:span text:style-name="T105">:</text:span><text:span text:style-name="T101"> </text:span><text:span text:style-name="T109">G</text:span><text:span text:style-name="T101">I</text:span><text:span text:style-name="T117">o</text:span><text:span text:style-name="T114">ss</text:span><text:span text:style-name="T121">a</text:span><text:span text:style-name="T127">r</text:span><text:span text:style-name="T106">y</text:span><text:span text:style-name="T101"> </text:span></text:p>
      <text:p text:style-name="P34"><text:soft-page-break/><text:span text:style-name="T17">A</text:span><text:span text:style-name="T2">n</text:span><text:span text:style-name="T11"> </text:span><text:span text:style-name="T2">ord</text:span><text:span text:style-name="T11">e</text:span><text:span text:style-name="T2">r</text:span><text:span text:style-name="T11">e</text:span><text:span text:style-name="T2">d</text:span><text:span text:style-name="T67"> </text:span><text:span text:style-name="T17">li</text:span><text:span text:style-name="T2">st</text:span><text:span text:style-name="T26"> </text:span><text:span text:style-name="T2">of</text:span><text:span text:style-name="T26"> </text:span><text:span text:style-name="T2">d</text:span><text:span text:style-name="T11">ef</text:span><text:span text:style-name="T17">in</text:span><text:span text:style-name="T11">e</text:span><text:span text:style-name="T2">d</text:span><text:span text:style-name="T63"> </text:span><text:span text:style-name="T17">t</text:span><text:span text:style-name="T11">e</text:span><text:span text:style-name="T2">r</text:span><text:span text:style-name="T29">m</text:span><text:span text:style-name="T2">s</text:span><text:span text:style-name="T39"> </text:span><text:span text:style-name="T26">a</text:span><text:span text:style-name="T17">n</text:span><text:span text:style-name="T2">d</text:span><text:span text:style-name="T60"> </text:span><text:span text:style-name="T11">c</text:span><text:span text:style-name="T2">o</text:span><text:span text:style-name="T17">n</text:span><text:span text:style-name="T11">ce</text:span><text:span text:style-name="T2">p</text:span><text:span text:style-name="T17">t</text:span><text:span text:style-name="T2">s</text:span><text:span text:style-name="T35"> </text:span><text:span text:style-name="T17">u</text:span><text:span text:style-name="T26">s</text:span><text:span text:style-name="T11">e</text:span><text:span text:style-name="T2">d</text:span><text:span text:style-name="T24"> </text:span><text:span text:style-name="T17">th</text:span><text:span text:style-name="T2">ro</text:span><text:span text:style-name="T17">u</text:span><text:span text:style-name="T2">g</text:span><text:span text:style-name="T17">h</text:span><text:span text:style-name="T2">o</text:span><text:span text:style-name="T11">u</text:span><text:span text:style-name="T2">t</text:span><text:span text:style-name="T75"> </text:span><text:span text:style-name="T17">th</text:span><text:span text:style-name="T2">e</text:span><text:span text:style-name="T24"> </text:span><text:span text:style-name="T3">do</text:span><text:span text:style-name="T12">c</text:span><text:span text:style-name="T13">u</text:span><text:span text:style-name="T30">m</text:span><text:span text:style-name="T12">e</text:span><text:span text:style-name="T18">n</text:span><text:span text:style-name="T19">t</text:span><text:span text:style-name="T3">.</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11in" fo:line-height="108%" fo:orphans="2" fo:widows="2" style:writing-mode="lr-tb"/>
      <style:text-properties style:use-window-font-color="true" fo:font-size="11pt" style:font-size-asian="11pt"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ListLabel_20_1" style:display-name="ListLabel 1" style:family="text">
      <style:text-properties style:text-scale="100%"/>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5in" fo:margin-left="0.333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666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5in" fo:margin-left="1.083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75in" fo:margin-left="1.166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583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25in" fo:margin-left="1.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0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8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fo:line-height="0.139in" fo:orphans="0" fo:widows="0"/>
    </style:style>
    <style:page-layout style:name="Mpm1">
      <style:page-layout-properties fo:page-width="8.5in" fo:page-height="11in" style:num-format="1" style:print-orientation="portrait" fo:margin-top="0.5283in" fo:margin-bottom="0.5307in" fo:margin-left="1.1665in" fo:margin-right="1.1807in" style:writing-mode="lr-tb" style:layout-grid-color="#c0c0c0" style:layout-grid-lines="2525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661in" fo:margin-left="0in" fo:margin-right="0in" fo:margin-bottom="0.1272in" style:dynamic-spacing="true"/>
      </style:header-style>
      <style:footer-style>
        <style:header-footer-properties fo:min-height="0.1362in" fo:margin-left="0in" fo:margin-right="0in" fo:margin-top="0.096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Header"/>
      </style:header-left>
      <style:footer>
        <text:p text:style-name="MP1"/>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icrosoft Word - GJTemplate_of_SDS.doc</dc:title>
    <meta:initial-creator>jguo</meta:initial-creator>
    <dc:creator>Randy Arruda</dc:creator>
    <meta:editing-cycles>5</meta:editing-cycles>
    <meta:creation-date>2019-02-09T02:19:00</meta:creation-date>
    <dc:date>2019-05-01T16:30:11.86</dc:date>
    <meta:editing-duration>PT1M13S</meta:editing-duration>
    <meta:generator>OpenOffice/4.1.3$Win32 OpenOffice.org_project/413m1$Build-9783</meta:generator>
    <meta:document-statistic meta:table-count="1" meta:image-count="0" meta:object-count="0" meta:page-count="5" meta:paragraph-count="119" meta:word-count="800" meta:character-count="50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